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fo:widows="1"/>
    </style:style>
    <style:style style:name="P2" style:family="paragraph" style:parent-style-name="Standard">
      <style:text-properties officeooo:rsid="000ad71f" officeooo:paragraph-rsid="000ad71f"/>
    </style:style>
    <style:style style:name="P3" style:family="paragraph" style:parent-style-name="Quotations">
      <style:paragraph-properties fo:margin-left="0in" fo:margin-right="0in" fo:widows="1" fo:text-indent="0in" style:auto-text-indent="false"/>
    </style:style>
    <style:style style:name="P4" style:family="paragraph" style:parent-style-name="Text_20_body">
      <style:paragraph-properties fo:margin-left="0in" fo:margin-right="0in" fo:widows="1" fo:text-indent="0in" style:auto-text-indent="false"/>
    </style:style>
    <style:style style:name="P5" style:family="paragraph" style:parent-style-name="Preformatted_20_Text">
      <style:paragraph-properties fo:margin-left="0in" fo:margin-right="0in" fo:widows="1" fo:text-indent="0in" style:auto-text-indent="false"/>
    </style:style>
    <style:style style:name="P6" style:family="paragraph" style:parent-style-name="Preformatted_20_Text">
      <style:paragraph-properties fo:widows="1"/>
    </style:style>
    <style:style style:name="P7" style:family="paragraph" style:parent-style-name="Standard">
      <style:text-properties fo:font-size="12pt" officeooo:rsid="000ad71f" officeooo:paragraph-rsid="000ad71f" style:font-size-asian="12pt" style:font-size-complex="12pt"/>
    </style:style>
    <style:style style:name="P8" style:family="paragraph" style:parent-style-name="Text_20_body" style:list-style-name="L1">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list-style-name="L3">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list-style-name="L6">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list-style-name="L7">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list-style-name="L8">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list-style-name="L2">
      <style:paragraph-properties fo:widows="1"/>
    </style:style>
    <style:style style:name="P14" style:family="paragraph" style:parent-style-name="Text_20_body" style:list-style-name="L4">
      <style:paragraph-properties fo:widows="1"/>
    </style:style>
    <style:style style:name="P15" style:family="paragraph" style:parent-style-name="Text_20_body" style:list-style-name="L5">
      <style:paragraph-properties fo:widows="1"/>
    </style:style>
    <style:style style:name="P16" style:family="paragraph" style:parent-style-name="Text_20_body" style:list-style-name="L1">
      <style:paragraph-properties fo:margin-top="0in" fo:margin-bottom="0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list-style-name="L3">
      <style:paragraph-properties fo:margin-top="0in" fo:margin-bottom="0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Text_20_body" style:list-style-name="L6">
      <style:paragraph-properties fo:margin-top="0in" fo:margin-bottom="0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list-style-name="L7">
      <style:paragraph-properties fo:margin-top="0in" fo:margin-bottom="0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Text_20_body" style:list-style-name="L8">
      <style:paragraph-properties fo:margin-top="0in" fo:margin-bottom="0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Text_20_body" style:list-style-name="L2">
      <style:paragraph-properties fo:margin-top="0in" fo:margin-bottom="0in" style:contextual-spacing="false" fo:widows="1"/>
    </style:style>
    <style:style style:name="P22" style:family="paragraph" style:parent-style-name="Text_20_body" style:list-style-name="L4">
      <style:paragraph-properties fo:margin-top="0in" fo:margin-bottom="0in" style:contextual-spacing="false" fo:widows="1"/>
    </style:style>
    <style:style style:name="P23" style:family="paragraph" style:parent-style-name="Text_20_body" style:list-style-name="L5">
      <style:paragraph-properties fo:margin-top="0in" fo:margin-bottom="0in" style:contextual-spacing="false" fo:widows="1"/>
    </style:style>
    <style:style style:name="P24" style:family="paragraph" style:parent-style-name="Text_20_body">
      <style:paragraph-properties fo:margin-left="0in" fo:margin-right="0in"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Text_20_body">
      <style:paragraph-properties fo:margin-left="0in" fo:margin-right="0in" fo:widows="1" fo:text-indent="0in"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26" style:family="paragraph" style:parent-style-name="Heading_20_2">
      <style:text-properties fo:font-variant="normal" fo:text-transform="none" fo:color="#000000" style:font-name="Times New Roman" fo:font-size="14pt" fo:letter-spacing="normal" fo:font-style="normal" fo:font-weight="bold" officeooo:rsid="000ad71f" officeooo:paragraph-rsid="000ad71f" style:font-size-asian="12pt" style:font-weight-asian="bold" style:font-size-complex="12pt" style:font-weight-complex="bold"/>
    </style:style>
    <style:style style:name="P27" style:family="paragraph" style:parent-style-name="Heading_20_4">
      <style:paragraph-properties fo:margin-left="0in" fo:margin-right="0in" fo:widows="1"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28" style:family="paragraph" style:parent-style-name="Preformatted_20_Text" style:list-style-name="L4">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Preformatted_20_Text">
      <style:paragraph-properties fo:widows="1"/>
      <style:text-properties fo:font-variant="normal" fo:text-transform="none" fo:color="#000000" fo:font-size="12pt" fo:letter-spacing="normal" style:font-size-asian="12pt" style:font-size-complex="12pt"/>
    </style:style>
    <style:style style:name="P30" style:family="paragraph" style:parent-style-name="Preformatted_20_Text" style:list-style-name="L4">
      <style:paragraph-properties fo:widows="1"/>
      <style:text-properties fo:font-variant="normal" fo:text-transform="none" fo:color="#000000" fo:font-size="12pt" fo:letter-spacing="normal" style:font-size-asian="12pt" style:font-size-complex="12pt"/>
    </style:style>
    <style:style style:name="P31" style:family="paragraph" style:parent-style-name="Preformatted_20_Text">
      <style:paragraph-properties fo:widows="1"/>
      <style:text-properties fo:font-variant="normal" fo:text-transform="none" fo:color="#000000" fo:font-size="12pt" fo:letter-spacing="normal" fo:font-style="normal" fo:font-weight="normal" style:font-size-asian="12pt" style:font-size-complex="12pt"/>
    </style:style>
    <style:style style:name="P32" style:family="paragraph" style:parent-style-name="Preformatted_20_Text">
      <style:paragraph-properties fo:widows="1"/>
      <style:text-properties fo:font-size="12pt" style:font-size-asian="12pt" style:font-size-complex="12pt"/>
    </style:style>
    <style:style style:name="P33" style:family="paragraph" style:parent-style-name="Preformatted_20_Text">
      <style:paragraph-properties fo:margin-top="0in" fo:margin-bottom="0.1965in" style:contextual-spacing="false" fo:widows="1"/>
      <style:text-properties fo:font-variant="normal" fo:text-transform="none" fo:color="#000000" fo:font-size="12pt" fo:letter-spacing="normal" style:font-size-asian="12pt" style:font-size-complex="12pt"/>
    </style:style>
    <style:style style:name="P34" style:family="paragraph" style:parent-style-name="Preformatted_20_Text" style:list-style-name="L4">
      <style:paragraph-properties fo:margin-top="0in" fo:margin-bottom="0.1965in" style:contextual-spacing="false" fo:widows="1"/>
      <style:text-properties fo:font-variant="normal" fo:text-transform="none" fo:color="#000000" fo:font-size="12pt" fo:letter-spacing="normal" style:font-size-asian="12pt" style:font-size-complex="12pt"/>
    </style:style>
    <style:style style:name="P35" style:family="paragraph" style:parent-style-name="Preformatted_20_Text" style:list-style-name="L6">
      <style:paragraph-properties fo:margin-top="0in" fo:margin-bottom="0.1965in" style:contextual-spacing="false" fo:widows="1"/>
      <style:text-properties fo:font-variant="normal" fo:text-transform="none" fo:color="#000000" fo:font-size="12pt" fo:letter-spacing="normal" style:font-size-asian="12pt" style:font-size-complex="12pt"/>
    </style:style>
    <style:style style:name="P36" style:family="paragraph" style:parent-style-name="Preformatted_20_Text">
      <style:paragraph-properties fo:margin-top="0in" fo:margin-bottom="0.1965in" style:contextual-spacing="false" fo:widows="1"/>
      <style:text-properties fo:font-variant="normal" fo:text-transform="none" fo:color="#000000" fo:font-size="12pt" fo:letter-spacing="normal" fo:font-style="normal" fo:font-weight="normal" style:font-size-asian="12pt" style:font-size-complex="12pt"/>
    </style:style>
    <style:style style:name="P37" style:family="paragraph" style:parent-style-name="Preformatted_20_Text" style:list-style-name="L4">
      <style:paragraph-properties fo:margin-top="0in" fo:margin-bottom="0.1965in" style:contextual-spacing="false" fo:widows="1"/>
      <style:text-properties fo:font-size="12pt" style:font-size-asian="12pt" style:font-size-complex="12pt"/>
    </style:style>
    <style:style style:name="P38" style:family="paragraph" style:parent-style-name="Preformatted_20_Text">
      <style:paragraph-properties fo:margin-left="0in" fo:margin-right="0in" fo:widows="1" fo:text-indent="0in" style:auto-text-indent="false"/>
      <style:text-properties fo:font-variant="normal" fo:text-transform="none" fo:color="#000000" fo:font-size="12pt" fo:letter-spacing="normal" style:font-size-asian="12pt" style:font-size-complex="12pt"/>
    </style:style>
    <style:style style:name="P39" style:family="paragraph" style:parent-style-name="Preformatted_20_Text">
      <style:paragraph-properties fo:margin-left="0in" fo:margin-right="0in" fo:widows="1" fo:text-indent="0in" style:auto-text-indent="false"/>
      <style:text-properties fo:font-variant="normal" fo:text-transform="none" fo:color="#000000" fo:font-size="12pt" fo:letter-spacing="normal" fo:font-style="normal" fo:font-weight="normal" style:font-size-asian="12pt" style:font-size-complex="12pt"/>
    </style:style>
    <style:style style:name="P40" style:family="paragraph" style:parent-style-name="List_20_Heading">
      <style:paragraph-properties fo:margin-left="0in" fo:margin-right="0in"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1" style:family="paragraph" style:parent-style-name="List_20_Heading">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42" style:family="paragraph" style:parent-style-name="List_20_Contents">
      <style:paragraph-properties fo:widows="1"/>
      <style:text-properties fo:font-variant="normal" fo:text-transform="none" fo:color="#000000" style:font-name="Times New Roman" fo:font-size="12pt" fo:letter-spacing="normal" fo:font-style="normal" fo:font-weight="normal" style:font-size-asian="12pt" style:font-size-complex="12pt"/>
    </style:style>
    <style:style style:name="P43" style:family="paragraph" style:parent-style-name="List_20_Contents">
      <style:paragraph-properties fo:margin-top="0in" fo:margin-bottom="0.1965in" style:contextual-spacing="false" fo:widows="1"/>
      <style:text-properties fo:font-variant="normal" fo:text-transform="none" fo:color="#000000" style:font-name="Times New Roman" fo:font-size="12pt" fo:letter-spacing="normal" fo:font-style="normal" fo:font-weight="normal" style:font-size-asian="12pt" style:font-size-complex="12pt"/>
    </style:style>
    <style:style style:name="P44" style:family="paragraph" style:parent-style-name="Heading_20_3">
      <style:paragraph-properties fo:break-before="page"/>
      <style:text-properties fo:font-variant="normal" fo:text-transform="none" fo:color="#000000" style:font-name="Times New Roman" fo:font-size="12pt" fo:letter-spacing="normal" fo:font-style="normal" fo:font-weight="bold" officeooo:rsid="000ad71f" officeooo:paragraph-rsid="000ad71f" style:font-size-asian="12pt" style:font-weight-asian="bold" style:font-size-complex="12pt" style:font-weight-complex="bold"/>
    </style:style>
    <style:style style:name="P45" style:family="paragraph" style:parent-style-name="Heading_20_3">
      <style:paragraph-properties fo:margin-left="0in" fo:margin-right="0in" fo:widows="1" fo:text-indent="0in" style:auto-text-indent="false"/>
      <style:text-properties fo:font-variant="normal" fo:text-transform="none" fo:color="#000000" style:font-name="Times New Roman" fo:font-size="12pt" fo:letter-spacing="normal" fo:font-style="normal" style:font-size-asian="12pt" style:font-size-complex="12pt"/>
    </style:style>
    <style:style style:name="T1" style:family="text">
      <style:text-properties officeooo:rsid="000b5af6"/>
    </style:style>
    <style:style style:name="T2" style:family="text">
      <style:text-properties fo:font-style="normal" fo:font-weight="normal"/>
    </style:style>
    <style:style style:name="T3" style:family="text">
      <style:text-properties style:font-name="Times New Roman" fo:font-size="14pt" fo:font-style="normal" fo:font-weight="normal"/>
    </style:style>
    <style:style style:name="T4" style:family="text">
      <style:text-properties style:font-name="Times New Roman" fo:font-style="normal" fo:font-weight="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font-size="14pt" fo:letter-spacing="normal" fo:font-style="normal" fo:font-weight="bold"/>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fo:font-weight="bold"/>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bold" style:font-size-asian="12pt" style:font-size-complex="12pt"/>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0000" fo:font-size="12pt" fo:letter-spacing="normal" style:font-size-asian="12pt" style:font-size-complex="12pt"/>
    </style:style>
    <style:style style:name="T15" style:family="text">
      <style:text-properties fo:font-variant="normal" fo:text-transform="none" style:font-name="Times New Roman" fo:font-size="14pt" fo:letter-spacing="normal" fo:font-style="normal" fo:font-weight="normal"/>
    </style:style>
    <style:style style:name="T16" style:family="text">
      <style:text-properties fo:font-variant="normal" fo:text-transform="none" style:font-name="Times New Roman" fo:letter-spacing="normal" fo:font-style="normal" fo:font-weight="normal"/>
    </style:style>
    <style:style style:name="T17" style:family="text">
      <style:text-properties fo:font-variant="normal" fo:text-transform="none" style:font-name="Times New Roman" fo:font-size="12pt" fo:letter-spacing="normal" fo:font-style="normal" fo:font-weight="normal" style:font-size-asian="12pt" style:font-size-complex="12pt"/>
    </style:style>
    <style:style style:name="T18" style:family="text">
      <style:text-properties fo:font-weight="bold"/>
    </style:style>
    <style:style style:name="T19" style:family="text">
      <style:text-properties fo:font-size="12pt" style:font-size-asian="12pt" style:font-size-complex="12pt"/>
    </style:style>
    <style:style style:name="T20" style:family="text">
      <style:text-properties fo:font-size="12pt" officeooo:rsid="000b5af6"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Source </text:span><text:a xlink:type="simple" xlink:href="http://www.cs.rpi.edu/courses/netprog/"><text:span text:style-name="T19">http://www.cs.rpi.edu/courses/netprog/</text:span></text:a></text:p>
      <text:p text:style-name="P7"/>
      <text:h text:style-name="P26" text:outline-level="2">Socket Programming in C</text:h>
      <text:h text:style-name="P27" text:outline-level="4">Clients and Servers</text:h>
      <text:p text:style-name="P4"><text:span text:style-name="T9">When two computers communicate on the Internet or any other network, one of the two is called the </text:span><text:span text:style-name="Emphasis"><text:span text:style-name="T9">client</text:span></text:span><text:span text:style-name="T9"> and the other is called the </text:span><text:span text:style-name="Emphasis"><text:span text:style-name="T9">server</text:span></text:span><text:span text:style-name="T9"> The client is the one that initiates the connection; thus, the client is analogous to the person who initiates a phone call or mails a letter. The other computer is called the server, analogous to the person who receives a phone call or receives a letter.</text:span></text:p>
      <text:p text:style-name="P24">The server must be started first. Once a server is started, it goes to sleep waiting for clients to connect. Whenever a client connects, it wakes up, handles the request, and waits for the next client to connect. If handling the request is complex, a server might fork off a new thread or even a new process for each connection.</text:p>
      <text:p text:style-name="P4"><text:span text:style-name="T9">A server on Unix systems is typically run as a </text:span><text:span text:style-name="Emphasis"><text:span text:style-name="T9">daemon</text:span></text:span><text:span text:style-name="T9">. A daemon is a process which is not connected to a controlling terminal; it is running in background.</text:span></text:p>
      <text:p text:style-name="P24">Note that the client needs to know about the existence of the server, but, until the connection is established, the server does not necessarily know about the existence of the client.</text:p>
      <text:p text:style-name="P4"><text:span text:style-name="T9">A single Internet host can run multiple different servers. One of the jobs of the TCP software is to multiplex incoming packets; that is, it has to determine the destination process. This is done with a </text:span><text:span text:style-name="Emphasis"><text:span text:style-name="T9">port</text:span></text:span><text:span text:style-name="T9">. A computer has 64K ports for TCP and an additional 64K ports for UDP.</text:span></text:p>
      <text:p text:style-name="P24">In order for a client to establish a connection to a server, it needs to know the IP address of the server and the port number on which the application process is listening. Most computers on the internet have a name as well as an IP address. When you want to connect to www.amazon.com, you do not need to know that its IP address is 207.171.183.16. There is a fairly elaborate name service system on the Internet (which uses the same client server system) called DNS (the domain name server), so when an application has only a name, it can connect to a name server which will return the IP address.</text:p>
      <text:p text:style-name="P24">Likewise, most people who use services on the Internet do not know anything about port numbers. The standard Internet services listen on standard port numbers. For example, a production web server always listens on TCP port 80.</text:p>
      <text:p text:style-name="P24">A web server in a testing environment might listen on some other port. If you append a colon followed by a number at the end of a url, (for example, www.amazon.com:8080), this tells your browser (the client) to connect to a different port (8080 in the example), but of course you would only do this if you knew that there was a web server listening on that particular port.</text:p>
      <text:p text:style-name="P24">Here are some other well known services and their port numbers</text:p>
      <text:list xml:id="list1891977985313519688" text:style-name="L1">
        <text:list-item>
          <text:p text:style-name="P16">ssh (the secure shell that you use to connect to Solaris) port 22</text:p>
        </text:list-item>
        <text:list-item>
          <text:p text:style-name="P16">telnet (an insecure version of ssh) port 23</text:p>
        </text:list-item>
        <text:list-item>
          <text:p text:style-name="P16">smtp (simple mail transfer protocol; i.e. email) port 25</text:p>
        </text:list-item>
        <text:list-item>
          <text:p text:style-name="P16">finger (a way to query users on a system) port 79</text:p>
        </text:list-item>
        <text:list-item>
          <text:p text:style-name="P8"><text:soft-page-break/>ftp (file transfer protocol, a service to copy files from one system to another) port 21 for sending commands and port 20 for transferring data</text:p>
        </text:list-item>
      </text:list>
      <text:p text:style-name="P24">The lower 2000 ports are reserved by the kernel and require administrative privileges to use; the ports above this can be used by user processes.</text:p>
      <text:h text:style-name="P27" text:outline-level="4">Sockets</text:h>
      <text:p text:style-name="P4"><text:span text:style-name="T9">The mechanism that application programs use to communicate on a network is the </text:span><text:span text:style-name="Emphasis"><text:span text:style-name="T9">socket</text:span></text:span><text:span text:style-name="T9">. Sockets were first introduced in Unix BSD 4.1 (1982), and the popularity of this operating operating system among academics made the TCP/IP Internet protocol a standard (although the socket interface can handle other protocols as well). There is a series of Unix system calls that deal with sockets. The Win32 APIs for sockets are very similar.</text:span></text:p>
      <text:p text:style-name="P25">Unix socket system calls</text:p>
      <text:p text:style-name="P4"><text:span text:style-name="T9">A socket is one end of a connection. The system call to create a socket is </text:span><text:span text:style-name="Teletype"><text:span text:style-name="T9">socket</text:span></text:span><text:span text:style-name="T9">. Here is the function prototype.</text:span></text:p>
      <text:p text:style-name="P38"><text:s text:c="3"/><text:span text:style-name="T2">#include &lt;sys/types.h&gt;</text:span></text:p>
      <text:p text:style-name="P29"><text:s text:c="3"/><text:span text:style-name="T2">#include &lt;sys/socket.h&gt;</text:span></text:p>
      <text:p text:style-name="P32"/>
      <text:p text:style-name="P33"><text:s text:c="3"/><text:span text:style-name="T2">int socket(int domain, int type, int protocol);</text:span></text:p>
      <text:p text:style-name="P4"><text:span text:style-name="T9">For an Internet socket the first argument, the domain, should be </text:span><text:span text:style-name="Teletype"><text:span text:style-name="T9">PF_INET</text:span></text:span><text:span text:style-name="T9">, although the older form, </text:span><text:span text:style-name="Teletype"><text:span text:style-name="T9">AF_INET</text:span></text:span><text:span text:style-name="T9"> should also work. These two strings are defined as 2 in the header file </text:span><text:span text:style-name="Teletype"><text:span text:style-name="T9">sys/socket.h</text:span></text:span><text:span text:style-name="T9">. There are other domains as well.</text:span></text:p>
      <text:p text:style-name="P4"><text:span text:style-name="T9">The second argument, the type, should be </text:span><text:span text:style-name="Teletype"><text:span text:style-name="T9">SOCK_STREAM</text:span></text:span><text:span text:style-name="T9"> to create a TCP socket, or </text:span><text:span text:style-name="Teletype"><text:span text:style-name="T9">SOCK_DGRAM</text:span></text:span><text:span text:style-name="T9"> to create a UDP socket. Recall that the TCP protocol sends a continuous stream of bytes to its application, which is why this is called a stream type.</text:span></text:p>
      <text:p text:style-name="P24">The third argument should generally be zero, which means choose the default protocol (TCP for a stream socket).</text:p>
      <text:p text:style-name="P24">The socket call returns a file descriptor if successful, and a negative number on failure. Failure is unlikely if your arguments are correct.</text:p>
      <text:p text:style-name="P3"><text:span text:style-name="T9">If you are unfamiliar with Unix system call failure, </text:span><text:a xlink:type="simple" xlink:href="http://www.cs.rpi.edu/courses/netprog/errno.html"><text:span text:style-name="T19">Go here</text:span></text:a></text:p>
      <text:p text:style-name="P4"><text:a xlink:type="simple" xlink:href="http://www.gsp.com/cgi-bin/man.cgi?section=2&amp;topic=socket"><text:span text:style-name="T9">Here is the man page for socket</text:span></text:a></text:p>
      <text:p text:style-name="P24">Both client processes and server processes use sockets and the socket system call, but the sequence of system calls after creating the socket is different for clients and for servers.</text:p>
      <text:p text:style-name="P25">Socket system calls for servers</text:p>
      <text:p text:style-name="P4"><text:span text:style-name="T9">A server process first creates a socket using the socket system call. After a socket has been created, it must be </text:span><text:span text:style-name="Emphasis"><text:span text:style-name="T9">bound</text:span></text:span><text:span text:style-name="T9"> to an address. The system call for this is bind.<text:line-break/></text:span><text:span text:style-name="Teletype"><text:span text:style-name="T9">int bind(int sock, struct sockaddr *addr, socklen_t addrlen)</text:span></text:span></text:p>
      <text:p text:style-name="P24">The first argument is an open socket, the value returned from a socket system call. The second is a pointer to a socket address, and the third is the size of this address.</text:p>
      <text:p text:style-name="P4"><text:soft-page-break/><text:a xlink:type="simple" xlink:href="http://www.gsp.com/cgi-bin/man.cgi?section=2&amp;topic=bind"><text:span text:style-name="T9">Here is a link to man page for bind</text:span></text:a></text:p>
      <text:p text:style-name="P4"><text:span text:style-name="T9">In the header file </text:span><text:span text:style-name="Teletype"><text:span text:style-name="T9">sys/socket.h</text:span></text:span><text:span text:style-name="T9"> the following structure is defined.</text:span></text:p>
      <text:p text:style-name="P39">struct sockaddr {</text:p>
      <text:p text:style-name="P29"><text:s text:c="4"/><text:span text:style-name="T2">u_short sa_family; <text:s/>/* address family: AF_xxx value */</text:span></text:p>
      <text:p text:style-name="P29"><text:s text:c="4"/><text:span text:style-name="T2">char sa_data[14]; <text:s text:c="2"/>/* up to 14 bytes of protocol specific address */</text:span></text:p>
      <text:p text:style-name="P36">};</text:p>
      <text:p text:style-name="P24">The type of the second field depends on the type of socket, so this is a Union. A union in C is a struct which can take on different forms.</text:p>
      <text:p text:style-name="P4"><text:span text:style-name="T9">For Internet addresses, we will use </text:span><text:span text:style-name="Teletype"><text:span text:style-name="T9">struct sock_addr_in</text:span></text:span><text:span text:style-name="T9">. This has to contain the IP address and the port.</text:span></text:p>
      <text:p text:style-name="P4"><text:span text:style-name="T9">For internet addresses, the following structures are defined in the header file </text:span><text:span text:style-name="Teletype"><text:span text:style-name="T9">netinet/in.h</text:span></text:span><text:span text:style-name="T9">.</text:span></text:p>
      <text:p text:style-name="P39">struct in_addr {</text:p>
      <text:p text:style-name="P29"><text:s text:c="4"/><text:span text:style-name="T2">u_long s_addr; <text:s/>/* 32-bit netid/hostid */</text:span></text:p>
      <text:p text:style-name="P29"><text:s text:c="20"/><text:span text:style-name="T2">/* network byte ordered */</text:span></text:p>
      <text:p text:style-name="P31">};</text:p>
      <text:p text:style-name="P32"/>
      <text:p text:style-name="P31">struct sock_addr_in {</text:p>
      <text:p text:style-name="P29"><text:s text:c="4"/><text:span text:style-name="T2">short sin_family; <text:s text:c="2"/>/* AF_INET */</text:span></text:p>
      <text:p text:style-name="P29"><text:s text:c="4"/><text:span text:style-name="T2">u_short sin_port; <text:s text:c="2"/>/* 16 bit port number */</text:span></text:p>
      <text:p text:style-name="P29"><text:s text:c="24"/><text:span text:style-name="T2">/* network byte ordered */</text:span></text:p>
      <text:p text:style-name="P29"><text:s text:c="4"/><text:span text:style-name="T2">struct in_addr sin_addr;</text:span></text:p>
      <text:p text:style-name="P29"><text:s text:c="4"/><text:span text:style-name="T2">char sin_zero[8]; <text:s text:c="2"/>/* unused */</text:span></text:p>
      <text:p text:style-name="P36">};</text:p>
      <text:p text:style-name="P4"><text:span text:style-name="T9">By now your eyes have certainly glazed over, but this is not as complicated as it seems. Here is some sample code which you can use to bind a server to port 8080. (The function </text:span><text:span text:style-name="Teletype"><text:span text:style-name="T13">error(char *)</text:span></text:span><text:span text:style-name="T14"> </text:span><text:span text:style-name="T9">is a short function that you have to write which calls perror and then exits.)</text:span></text:p>
      <text:p text:style-name="P39">1. <text:s text:c="2"/>int sock, len, retval;</text:p>
      <text:p text:style-name="P31">2. <text:s text:c="2"/>unsigned short port;</text:p>
      <text:p text:style-name="P31">3. <text:s text:c="2"/>struct sockaddr_in server;</text:p>
      <text:p text:style-name="P31">4.</text:p>
      <text:p text:style-name="P31">5. <text:s text:c="2"/>port = (unsigned short) 8080; </text:p>
      <text:p text:style-name="P31">6. <text:s text:c="2"/>sock=socket(AF_INET, SOCK_STREAM, 0);</text:p>
      <text:p text:style-name="P31">7. <text:s text:c="2"/>if (sock &lt; 0) error("Opening socket");</text:p>
      <text:p text:style-name="P31">8. <text:s text:c="2"/>server.sin_family=AF_INET;</text:p>
      <text:p text:style-name="P31">9. <text:s text:c="2"/>server.sin_addr.s_addr=INADDR_ANY; </text:p>
      <text:p text:style-name="P31">10. <text:s/>server.sin_port=htons(port); <text:s/></text:p>
      <text:p text:style-name="P31">11. <text:s/>len=sizeof(server);</text:p>
      <text:p text:style-name="P31">12. <text:s/>retval = bind(sock, (struct sockaddr *)&amp;server, len);</text:p>
      <text:p text:style-name="P36">13. <text:s/>if (retval &lt; 0) error("binding");</text:p>
      <text:p text:style-name="P4"><text:span text:style-name="T9">This code creates a socket called sock. It then sets the fields of </text:span><text:span text:style-name="Teletype"><text:span text:style-name="T13">server</text:span></text:span><text:span text:style-name="T9">. The symbolic constant INADDR_ANY in line 9 is used to refer to the internet address of the machine on which the process is running.</text:span></text:p>
      <text:p text:style-name="P4"><text:soft-page-break/><text:span text:style-name="T9">The function </text:span><text:span text:style-name="Teletype"><text:span text:style-name="T9">htons()</text:span></text:span><text:span text:style-name="T9"> at line 10 stands for </text:span><text:span text:style-name="Emphasis"><text:span text:style-name="T9">host to network short</text:span></text:span><text:span text:style-name="T9">. This function takes a short int (16 bit) as an argument, (which of course is in in host byte order) and returns the value in network byte order. The network is big-endian, so on a big-endian computer, this function simply returns its argument, but on a little endian computer (which includes Intel processors), it converts its argument to big endian and returns that value.</text:span></text:p>
      <text:p text:style-name="P24">This is one of a family of four functions.</text:p>
      <text:list xml:id="list207785939426221472" text:style-name="L2">
        <text:list-item>
          <text:p text:style-name="P21"><text:span text:style-name="Teletype"><text:span text:style-name="T9">htons(short)</text:span></text:span><text:span text:style-name="T9"> Host to network short</text:span></text:p>
        </text:list-item>
        <text:list-item>
          <text:p text:style-name="P21"><text:span text:style-name="Teletype"><text:span text:style-name="T9">htonl(long)</text:span></text:span><text:span text:style-name="T9"> Host to network long</text:span></text:p>
        </text:list-item>
        <text:list-item>
          <text:p text:style-name="P21"><text:span text:style-name="Teletype"><text:span text:style-name="T9">ntohs(short)</text:span></text:span><text:span text:style-name="T9"> Network to host short</text:span></text:p>
        </text:list-item>
        <text:list-item>
          <text:p text:style-name="P13"><text:span text:style-name="Teletype"><text:span text:style-name="T9">ntohl(long)</text:span></text:span><text:span text:style-name="T9"> Network to host long</text:span></text:p>
        </text:list-item>
      </text:list>
      <text:p text:style-name="P4"><text:span text:style-name="T9">Once a socket is created and bound to an address, a server socket has to listen for connections. The system call for this is <text:line-break/></text:span><text:span text:style-name="Teletype"><text:span text:style-name="T9">listen</text:span></text:span><text:span text:style-name="T9"><text:line-break/>which takes two arguments. The first is a socket which is bound to an address, the second is the length of the backlog queue; note that this is not the number of connections that can be accepted, this is the number of connections that can be waiting to be accepted. In the old days, this had to be set to 5; on most modern systems, it usually doesn't matter what you set it to. If connections from clients are arriving faster than your server can accept them, the client receives a </text:span><text:span text:style-name="T10">connection refused</text:span><text:span text:style-name="T9"> error.</text:span></text:p>
      <text:p text:style-name="P4"><text:span text:style-name="T9">Once a server is listening, it should enter an infinite loop to wait for clients to connect. The first (or at least one of the first) statements in this loop is a call to </text:span><text:span text:style-name="Teletype"><text:span text:style-name="T9">accept</text:span></text:span><text:span text:style-name="T9">. Here is the function prototype.</text:span></text:p>
      <text:p text:style-name="P38"><text:s text:c="5"/><text:span text:style-name="T2">#include &lt;sys/types.h&gt;</text:span></text:p>
      <text:p text:style-name="P29"><text:s text:c="5"/><text:span text:style-name="T2">#include &lt;sys/socket.h&gt;</text:span></text:p>
      <text:p text:style-name="P32"/>
      <text:p text:style-name="P33"><text:s text:c="5"/><text:span text:style-name="T2">int <text:s/>accept(int s, struct sockaddr *addr, socklen_t *addrlen);</text:span></text:p>
      <text:p text:style-name="P4"><text:span text:style-name="T9">The </text:span><text:span text:style-name="Teletype"><text:span text:style-name="T13">accept</text:span></text:span><text:span text:style-name="T14"> </text:span><text:span text:style-name="T9">system call takes three arguments. The first is the socket, the second is a pointer to a struct sockaddr, and the third is the size of a struct sockaddr. A call to accept will block until a client connects to the server. This will wake up the server. Accept returns an int, which is another socket. This is confusing, because the server listens on one socket, but when a connection from a client is established, all of the communication is on a different socket, the value of which is returned by accept. The second argument to accept will be set to the address of the client so that the server can know whom it is talking to.</text:span></text:p>
      <text:p text:style-name="P24">Once a connection has been accepted, both sides can communicate on the new socket (the engineering term for this is full duplex). You can use read() and write() if you wish, but the preferred system calls are recv() for reading and send() for writing. These are similar to read and write except that they take a fourth argument, which allows you to set some flags. If you set the fourth argument to zero, they work identically to read and write.</text:p>
      <text:p text:style-name="P24">Here are the function prototypes for send and recv:</text:p>
      <text:p text:style-name="P38"><text:s text:c="3"/><text:span text:style-name="T2">#include &lt;sys/types.h&gt;</text:span></text:p>
      <text:p text:style-name="P29"><text:soft-page-break/><text:s text:c="3"/><text:span text:style-name="T2">#include &lt;sys/socket.h&gt;</text:span></text:p>
      <text:p text:style-name="P32"/>
      <text:p text:style-name="P29"><text:s text:c="3"/><text:span text:style-name="T2">ssize_t recv(int s, void *buf, size_t len, int flags);</text:span></text:p>
      <text:p text:style-name="P33"><text:s text:c="3"/><text:span text:style-name="T2">ssize_t send(int s, const void *msg, size_t len, int flags);</text:span></text:p>
      <text:p text:style-name="P4"><text:span text:style-name="T9">A </text:span><text:span text:style-name="Teletype"><text:span text:style-name="T13">ssize_t</text:span></text:span><text:span text:style-name="T14"> </text:span><text:span text:style-name="T9">is a signed 32 bit integer and a </text:span><text:span text:style-name="Teletype"><text:span text:style-name="T13">size_t</text:span></text:span><text:span text:style-name="T14"> </text:span><text:span text:style-name="T9">is an unsigned 32 bit integer on most machines. The return value is is the number of bytes read or written if the call was a success, 0 if the client has closed the socket, or a negative value if some other exception condition has occurred. The last argument, flags, should be set to zero.</text:span></text:p>
      <text:p text:style-name="P24">As with read, a call to recv may not necessarily read the number of bytes requested, it will read the number of bytes available to read, up to the size of the buffer (which should be in len). However, a call to send should always send the number of bytes requested (the value in len) unless an exception occurs.</text:p>
      <text:p text:style-name="P24">Here is a complete program for a very simple server.</text:p>
      <text:p text:style-name="P39">/* server.c - creates a connection oriented (stream) Internet server</text:p>
      <text:p text:style-name="P29"><text:s text:c="3"/><text:span text:style-name="T2">for the Unix Operating system. Port is passed in as an argument</text:span></text:p>
      <text:p text:style-name="P29"><text:s text:c="3"/><text:span text:style-name="T2">To compile on solaris gcc ... -lnsl -lsocket */</text:span></text:p>
      <text:p text:style-name="P32"/>
      <text:p text:style-name="P31">#include &lt;sys/types.h&gt;</text:p>
      <text:p text:style-name="P31">#include &lt;sys/socket.h&gt;</text:p>
      <text:p text:style-name="P31">#include &lt;netinet/in.h&gt;</text:p>
      <text:p text:style-name="P31">#include &lt;stdio.h&gt;</text:p>
      <text:p text:style-name="P31">#include &lt;unistd.h&gt; </text:p>
      <text:p text:style-name="P31">#include &lt;stdlib.h&gt;</text:p>
      <text:p text:style-name="P31">#include &lt;arpa/inet.h&gt;</text:p>
      <text:p text:style-name="P32"/>
      <text:p text:style-name="P31">#define BUFSIZE 1024</text:p>
      <text:p text:style-name="P31">extern int errno;</text:p>
      <text:p text:style-name="P31">void error(char *msg)</text:p>
      <text:p text:style-name="P31">{</text:p>
      <text:p text:style-name="P29"><text:s text:c="4"/><text:span text:style-name="T2">perror(msg);</text:span></text:p>
      <text:p text:style-name="P29"><text:s text:c="4"/><text:span text:style-name="T2">exit(0);</text:span></text:p>
      <text:p text:style-name="P31">}</text:p>
      <text:p text:style-name="P32"/>
      <text:p text:style-name="P31">int main(int argc, char *argv[])</text:p>
      <text:p text:style-name="P31">{</text:p>
      <text:p text:style-name="P29"><text:s text:c="5"/><text:span text:style-name="T2">int sock, newsock, len, fromlen, n;</text:span></text:p>
      <text:p text:style-name="P29"><text:s text:c="5"/><text:span text:style-name="T2">unsigned short port;</text:span></text:p>
      <text:p text:style-name="P29"><text:s text:c="5"/><text:span text:style-name="T2">struct sockaddr_in server, from;</text:span></text:p>
      <text:p text:style-name="P29"><text:s text:c="5"/><text:span text:style-name="T2">char buffer[BUFSIZE];</text:span></text:p>
      <text:p text:style-name="P29"><text:s text:c="5"/><text:span text:style-name="T2">char *msg = "I Got your message";</text:span></text:p>
      <text:p text:style-name="P32"/>
      <text:p text:style-name="P29"><text:s text:c="5"/><text:span text:style-name="T2">if (argc &lt; 2) {</text:span></text:p>
      <text:p text:style-name="P29"><text:s text:c="9"/><text:span text:style-name="T2">fprintf(stderr,"usage %s portnumber\n",argv[0]);</text:span></text:p>
      <text:p text:style-name="P29"><text:s text:c="9"/><text:span text:style-name="T2">exit(0);</text:span></text:p>
      <text:p text:style-name="P29"><text:s text:c="5"/><text:span text:style-name="T2">}</text:span></text:p>
      <text:p text:style-name="P29"><text:s text:c="5"/><text:span text:style-name="T2">port = (unsigned short) atoi(argv[1]);</text:span></text:p>
      <text:p text:style-name="P29"><text:s text:c="5"/><text:span text:style-name="T2">sock=socket(AF_INET, SOCK_STREAM, 0);</text:span></text:p>
      <text:p text:style-name="P29"><text:soft-page-break/><text:s text:c="5"/><text:span text:style-name="T2">if (sock &lt; 0) error("Opening socket");</text:span></text:p>
      <text:p text:style-name="P29"><text:s text:c="5"/><text:span text:style-name="T2">server.sin_family=AF_INET;</text:span></text:p>
      <text:p text:style-name="P29"><text:s text:c="5"/><text:span text:style-name="T2">server.sin_addr.s_addr=INADDR_ANY;</text:span></text:p>
      <text:p text:style-name="P29"><text:s text:c="5"/><text:span text:style-name="T2">server.sin_port=htons(port); <text:s/></text:span></text:p>
      <text:p text:style-name="P29"><text:s text:c="5"/><text:span text:style-name="T2">len=sizeof(server);</text:span></text:p>
      <text:p text:style-name="P29"><text:s text:c="5"/><text:span text:style-name="T2">if (bind(sock, (struct sockaddr *)&amp;server, len) &lt; 0) </text:span></text:p>
      <text:p text:style-name="P29"><text:s text:c="10"/><text:span text:style-name="T2">error("binding socket");</text:span></text:p>
      <text:p text:style-name="P29"><text:s text:c="5"/><text:span text:style-name="T2">fromlen=sizeof(from);</text:span></text:p>
      <text:p text:style-name="P29"><text:s text:c="5"/><text:span text:style-name="T2">if (listen(sock,5) &lt; 0) </text:span></text:p>
      <text:p text:style-name="P29"><text:s text:c="10"/><text:span text:style-name="T2">error("listening");</text:span></text:p>
      <text:p text:style-name="P29"><text:s text:c="5"/><text:span text:style-name="T2">while (1) {</text:span></text:p>
      <text:p text:style-name="P29"><text:s text:c="9"/><text:span text:style-name="T2">newsock=accept(sock, (struct sockaddr *)&amp;from, &amp;fromlen);</text:span></text:p>
      <text:p text:style-name="P29"><text:s text:c="9"/><text:span text:style-name="T2">if (newsock &lt; 0) error("Accepting");</text:span></text:p>
      <text:p text:style-name="P29"><text:s text:c="9"/><text:span text:style-name="T2">printf("A connection has been accepted from %s\n",</text:span></text:p>
      <text:p text:style-name="P29"><text:s text:c="17"/><text:span text:style-name="T2">inet_ntoa((struct in_addr)from.sin_addr));</text:span></text:p>
      <text:p text:style-name="P29"><text:s text:c="9"/><text:span text:style-name="T2">n = recv(newsock,buffer,BUFSIZE-1,0);</text:span></text:p>
      <text:p text:style-name="P29"><text:s text:c="9"/><text:span text:style-name="T2">if (n &lt; 1) {</text:span></text:p>
      <text:p text:style-name="P29"><text:s text:c="11"/><text:span text:style-name="T2">error("Reading");</text:span></text:p>
      <text:p text:style-name="P29"><text:s text:c="9"/><text:span text:style-name="T2">}</text:span></text:p>
      <text:p text:style-name="P29"><text:s text:c="9"/><text:span text:style-name="T2">else {</text:span></text:p>
      <text:p text:style-name="P29"><text:s text:c="11"/><text:span text:style-name="T2">buffer[n]='\0';</text:span></text:p>
      <text:p text:style-name="P29"><text:s text:c="11"/><text:span text:style-name="T2">printf("Message from client is: %s\n",buffer);</text:span></text:p>
      <text:p text:style-name="P29"><text:s text:c="11"/><text:span text:style-name="T2">len = strlen(msg);</text:span></text:p>
      <text:p text:style-name="P29"><text:s text:c="11"/><text:span text:style-name="T2">n = send(newsock,msg,len,0);</text:span></text:p>
      <text:p text:style-name="P29"><text:s text:c="11"/><text:span text:style-name="T2">if (n &lt; len) error("Error writing");</text:span></text:p>
      <text:p text:style-name="P29"><text:s text:c="11"/><text:span text:style-name="T2">if (close(newsock) &lt; 0) error("closing"); <text:s text:c="10"/></text:span></text:p>
      <text:p text:style-name="P29"><text:s text:c="9"/><text:span text:style-name="T2">}</text:span></text:p>
      <text:p text:style-name="P29"><text:s text:c="5"/><text:span text:style-name="T2">} </text:span></text:p>
      <text:p text:style-name="P29"><text:s text:c="5"/><text:span text:style-name="T2">return 0; // we never get here </text:span></text:p>
      <text:p text:style-name="P36">}</text:p>
      <text:p text:style-name="P4"><text:a xlink:type="simple" xlink:href="http://www.cs.rpi.edu/courses/netprog/server.c"><text:span text:style-name="T9">Download server.c here</text:span></text:a></text:p>
      <text:p text:style-name="P24">This program creates a TCP socket in the Internet domain. It takes one argument, the port number that the server should be bound to. It binds the socket to that port on the local host (i.e. the machine that it is running on), listens for connections, and then enters an infinite loop. Whenever it accepts a new connection from a client, it reads a message from the client and displays it on the screen, sends a message back to the client, and closes the socket,</text:p>
      <text:p text:style-name="P4"><text:span text:style-name="T9">The only new function call in this program is </text:span><text:span text:style-name="Teletype"><text:span text:style-name="T9">inet_ntoa</text:span></text:span><text:span text:style-name="T9"> which takes one argument, an in_addr, (which is just a 32 bit unsigned int) and returns a string which is the IP address of its argument in dotted decimal form.</text:span></text:p>
      <text:p text:style-name="P25">The Client</text:p>
      <text:p text:style-name="P24">The client creates a socket just like the server. However, instead of binding to an address, it called the connect system call, which establishes a connection to a server. Here is the function prototype</text:p>
      <text:p text:style-name="P39">#include &lt;sys/types.h&gt;</text:p>
      <text:p text:style-name="P31">#include &lt;sys/socket.h&gt;</text:p>
      <text:p text:style-name="P32"/>
      <text:p text:style-name="P36">int <text:s/>connect(int s, const struct sockaddr *name, int namelen);</text:p>
      <text:p text:style-name="P24"><text:soft-page-break/>You've probably already forgotten what a struct sockaddr is.</text:p>
      <text:p text:style-name="P39">struct sockaddr {</text:p>
      <text:p text:style-name="P29"><text:s text:c="4"/><text:span text:style-name="T2">u_short sa_family; <text:s/>/* address family: AF_xxx value */</text:span></text:p>
      <text:p text:style-name="P29"><text:s text:c="4"/><text:span text:style-name="T2">char sa_data[14]; <text:s text:c="2"/>/* up to 14 bytes of protocol specific address */</text:span></text:p>
      <text:p text:style-name="P36">};</text:p>
      <text:p text:style-name="P24">The contents of sa_data are interpreted according to the type of address. For Internet addresses, use</text:p>
      <text:p text:style-name="P39">struct in_addr {</text:p>
      <text:p text:style-name="P29"><text:s text:c="4"/><text:span text:style-name="T2">u_long s_addr; <text:s/>/* 32-bit netid/hostid */</text:span></text:p>
      <text:p text:style-name="P29"><text:s text:c="20"/><text:span text:style-name="T2">/* network byte ordered */</text:span></text:p>
      <text:p text:style-name="P31">};</text:p>
      <text:p text:style-name="P32"/>
      <text:p text:style-name="P31">struct sock_addr_in {</text:p>
      <text:p text:style-name="P29"><text:s text:c="4"/><text:span text:style-name="T2">short sin_family; <text:s text:c="2"/>/* AF_INET */</text:span></text:p>
      <text:p text:style-name="P29"><text:s text:c="4"/><text:span text:style-name="T2">u_short sin_port; <text:s text:c="2"/>/* 16 bit port number */</text:span></text:p>
      <text:p text:style-name="P29"><text:s text:c="24"/><text:span text:style-name="T2">/* network byte ordered */</text:span></text:p>
      <text:p text:style-name="P29"><text:s text:c="4"/><text:span text:style-name="T2">struct in_addr sin_addr;</text:span></text:p>
      <text:p text:style-name="P29"><text:s text:c="4"/><text:span text:style-name="T2">char sin_zero[8]; <text:s text:c="2"/>/* unused */</text:span></text:p>
      <text:p text:style-name="P36">};</text:p>
      <text:p text:style-name="P4"><text:span text:style-name="T9">You need to fill in the port number and the IP address of the server. Usually, you do not know the IP address, but you have the name of the computer. In this case, use the system call </text:span><text:span text:style-name="Teletype"><text:span text:style-name="T9">gethostbyname()</text:span></text:span><text:span text:style-name="T9">. This takes one argument, a character string which is the name of the machine on which the server is running, and it returns a pointer to a struct hostent. This has a field , </text:span><text:span text:style-name="Teletype"><text:span text:style-name="T9">char *h_addr</text:span></text:span><text:span text:style-name="T9">, which is the IP address. The size of this is in the field h_length</text:span></text:p>
      <text:p text:style-name="P4"><text:span text:style-name="T10">Aside</text:span><text:span text:style-name="T9"> If you have been paying attention, you might have noticed that an IP address, which is a 32 bit unsigned int, is considered a </text:span><text:span text:style-name="Teletype"><text:span text:style-name="T9">struct in_addr</text:span></text:span><text:span text:style-name="T9"> or a </text:span><text:span text:style-name="Teletype"><text:span text:style-name="T9">char *</text:span></text:span><text:span text:style-name="T9">. You ought to find this confusing.</text:span></text:p>
      <text:p text:style-name="P24">Here is a complete client. It takes two arguments, the name of the computer on which the server is running and the port number on which it is listening.</text:p>
      <text:p text:style-name="P39">/* client.c <text:s text:c="3"/>Creates Internet stream client for a Unix platform. <text:s/></text:p>
      <text:p text:style-name="P29"><text:s text:c="3"/><text:span text:style-name="T2">The name and port number of the server are passed in as arguments.</text:span></text:p>
      <text:p text:style-name="P29"><text:s text:c="3"/><text:span text:style-name="T2">To compile on solaris gcc ... -lnsl -lsocket</text:span></text:p>
      <text:p text:style-name="P31">*/</text:p>
      <text:p text:style-name="P31">#include &lt;sys/types.h&gt;</text:p>
      <text:p text:style-name="P31">#include &lt;sys/socket.h&gt;</text:p>
      <text:p text:style-name="P31">#include &lt;netinet/in.h&gt;</text:p>
      <text:p text:style-name="P31">#include &lt;netdb.h&gt;</text:p>
      <text:p text:style-name="P31">#include &lt;stdio.h&gt;</text:p>
      <text:p text:style-name="P31">#include &lt;unistd.h&gt;</text:p>
      <text:p text:style-name="P31">#include &lt;stdlib.h&gt; /* for atoi */</text:p>
      <text:p text:style-name="P32"/>
      <text:p text:style-name="P31">char *msg = "Hello from the client";</text:p>
      <text:p text:style-name="P31">void error(char *msg)</text:p>
      <text:p text:style-name="P31">{</text:p>
      <text:p text:style-name="P29"><text:s text:c="4"/><text:span text:style-name="T2">perror(msg);</text:span></text:p>
      <text:p text:style-name="P29"><text:s text:c="4"/><text:span text:style-name="T2">exit(0);</text:span></text:p>
      <text:p text:style-name="P31"><text:soft-page-break/>}</text:p>
      <text:p text:style-name="P32"/>
      <text:p text:style-name="P31">int main(int argc, char *argv[])</text:p>
      <text:p text:style-name="P31">{</text:p>
      <text:p text:style-name="P29"><text:s text:c="3"/><text:span text:style-name="T2">int sock, n;</text:span></text:p>
      <text:p text:style-name="P29"><text:s text:c="3"/><text:span text:style-name="T2">unsigned short port;</text:span></text:p>
      <text:p text:style-name="P29"><text:s text:c="3"/><text:span text:style-name="T2">struct sockaddr_in server;</text:span></text:p>
      <text:p text:style-name="P29"><text:s text:c="3"/><text:span text:style-name="T2">struct hostent *hp;</text:span></text:p>
      <text:p text:style-name="P29"><text:s text:c="3"/><text:span text:style-name="T2">char buffer[1024];</text:span></text:p>
      <text:p text:style-name="P29"><text:s text:c="3"/></text:p>
      <text:p text:style-name="P29"><text:s text:c="3"/><text:span text:style-name="T2">if (argc != 3) { </text:span></text:p>
      <text:p text:style-name="P29"><text:s text:c="9"/><text:span text:style-name="T2">printf("Usage: %s server port\n", argv[0]);</text:span></text:p>
      <text:p text:style-name="P29"><text:s text:c="9"/><text:span text:style-name="T2">exit(1);</text:span></text:p>
      <text:p text:style-name="P29"><text:s text:c="3"/><text:span text:style-name="T2">}</text:span></text:p>
      <text:p text:style-name="P29"><text:s text:c="3"/><text:span text:style-name="T2">sock= socket(AF_INET, SOCK_STREAM, 0);</text:span></text:p>
      <text:p text:style-name="P29"><text:s text:c="3"/><text:span text:style-name="T2">if (sock &lt; 0) error("Opening socket");</text:span></text:p>
      <text:p text:style-name="P32"/>
      <text:p text:style-name="P29"><text:s text:c="3"/><text:span text:style-name="T2">server.sin_family = AF_INET;</text:span></text:p>
      <text:p text:style-name="P29"><text:s text:c="3"/><text:span text:style-name="T2">hp = gethostbyname(argv[1]);</text:span></text:p>
      <text:p text:style-name="P29"><text:s text:c="3"/><text:span text:style-name="T2">if (hp==NULL) error("Unknown host");</text:span></text:p>
      <text:p text:style-name="P29"><text:s text:c="3"/><text:span text:style-name="T2">memcpy((char *)&amp;server.sin_addr,(char *)hp-&gt;h_addr, <text:s text:c="8"/></text:span></text:p>
      <text:p text:style-name="P29"><text:s text:c="10"/><text:span text:style-name="T2">hp-&gt;h_length);</text:span></text:p>
      <text:p text:style-name="P29"><text:s text:c="3"/><text:span text:style-name="T2">port = (unsigned short)atoi(argv[2]);</text:span></text:p>
      <text:p text:style-name="P29"><text:s text:c="3"/><text:span text:style-name="T2">server.sin_port = htons(port);</text:span></text:p>
      <text:p text:style-name="P29"><text:s text:c="3"/><text:span text:style-name="T2">if (connect(sock, (struct sockaddr *)&amp;server, sizeof server) &lt; 0)</text:span></text:p>
      <text:p text:style-name="P29"><text:s text:c="13"/><text:span text:style-name="T2">error("Connecting");</text:span></text:p>
      <text:p text:style-name="P29"><text:s text:c="3"/><text:span text:style-name="T2">n = send(sock, msg, strlen(msg),0);</text:span></text:p>
      <text:p text:style-name="P29"><text:s text:c="3"/><text:span text:style-name="T2">if (n &lt; strlen(msg))</text:span></text:p>
      <text:p text:style-name="P29"><text:s text:c="13"/><text:span text:style-name="T2">error("Writing to socket");</text:span></text:p>
      <text:p text:style-name="P29"><text:s text:c="3"/><text:span text:style-name="T2">n = recv(sock, buffer, 1023,0);</text:span></text:p>
      <text:p text:style-name="P29"><text:s text:c="3"/><text:span text:style-name="T2">if (n &lt; 1) error("reading from socket");</text:span></text:p>
      <text:p text:style-name="P29"><text:s text:c="3"/><text:span text:style-name="T2">buffer[n]='\0';</text:span></text:p>
      <text:p text:style-name="P29"><text:s text:c="3"/><text:span text:style-name="T2">printf("The message from the server is %s\n",buffer);</text:span></text:p>
      <text:p text:style-name="P29"><text:s text:c="3"/><text:span text:style-name="T2">if (close(sock) &lt; 0) error("closing");</text:span></text:p>
      <text:p text:style-name="P29"><text:s text:c="3"/><text:span text:style-name="T2">printf("Client terminating\n");</text:span></text:p>
      <text:p text:style-name="P29"><text:s text:c="3"/><text:span text:style-name="T2">return 0;</text:span></text:p>
      <text:p text:style-name="P36">}</text:p>
      <text:p text:style-name="P4"><text:a xlink:type="simple" xlink:href="http://www.cs.rpi.edu/courses/netprog/client.c"><text:span text:style-name="T9">You can download client.c here</text:span></text:a></text:p>
      <text:p text:style-name="P24">If you are new to sockets, you should test these two programs before continuing, ideally on separate computers. Note that when you start up the server, nothing happens until it receives a connection.</text:p>
      <text:p text:style-name="P25">A threaded server</text:p>
      <text:p text:style-name="P24">If the server is going to do anything more complicated than sending a string back to the client, it should handle each connection in a separate thread (or sometimes even a separate process).</text:p>
      <text:p text:style-name="P24">If you do not know much about threads, here is the man page for the function pthread_create, which creates a new thread.</text:p>
      <text:p text:style-name="P4"><text:a xlink:type="simple" xlink:href="http://www.gsp.com/cgi-bin/man.cgi?section=3&amp;topic=pthread_create"><text:span text:style-name="T9">Here is a server which creates a new thread for each connection </text:span></text:a></text:p>
      <text:p text:style-name="P5"><text:soft-page-break/><text:a xlink:type="simple" xlink:href="http://www.gsp.com/cgi-bin/man.cgi?section=3&amp;topic=pthread_create"><text:span text:style-name="T13">/* serverwiththread.c - creates a connection oriented (stream)</text:span></text:a></text:p>
      <text:p text:style-name="P6"><text:a xlink:type="simple" xlink:href="http://www.gsp.com/cgi-bin/man.cgi?section=3&amp;topic=pthread_create"><text:span text:style-name="T14"><text:s text:c="3"/></text:span></text:a><text:a xlink:type="simple" xlink:href="http://www.gsp.com/cgi-bin/man.cgi?section=3&amp;topic=pthread_create"><text:span text:style-name="T13">socket in the Internet domain for the Unix Operating system</text:span></text:a></text:p>
      <text:p text:style-name="P6"><text:a xlink:type="simple" xlink:href="http://www.gsp.com/cgi-bin/man.cgi?section=3&amp;topic=pthread_create"><text:span text:style-name="T14"><text:s text:c="3"/></text:span></text:a><text:a xlink:type="simple" xlink:href="http://www.gsp.com/cgi-bin/man.cgi?section=3&amp;topic=pthread_create"><text:span text:style-name="T13">Each connection is handled in a separate thread</text:span></text:a></text:p>
      <text:p text:style-name="P6"><text:a xlink:type="simple" xlink:href="http://www.gsp.com/cgi-bin/man.cgi?section=3&amp;topic=pthread_create"><text:span text:style-name="T14"><text:s text:c="3"/></text:span></text:a><text:a xlink:type="simple" xlink:href="http://www.gsp.com/cgi-bin/man.cgi?section=3&amp;topic=pthread_create"><text:span text:style-name="T13">To compile on solaris gcc ... -lnsl -lsocket -lpthread</text:span></text:a></text:p>
      <text:p text:style-name="P6"><text:a xlink:type="simple" xlink:href="http://www.gsp.com/cgi-bin/man.cgi?section=3&amp;topic=pthread_create"><text:span text:style-name="T14"><text:s text:c="3"/></text:span></text:a><text:a xlink:type="simple" xlink:href="http://www.gsp.com/cgi-bin/man.cgi?section=3&amp;topic=pthread_create"><text:span text:style-name="T13">To compile on freebsd gcc ... -pthread </text:span></text:a></text:p>
      <text:p text:style-name="P6"><text:a xlink:type="simple" xlink:href="http://www.gsp.com/cgi-bin/man.cgi?section=3&amp;topic=pthread_create"><text:span text:style-name="T13">*/</text:span></text:a></text:p>
      <text:p text:style-name="P6"><text:a xlink:type="simple" xlink:href="http://www.gsp.com/cgi-bin/man.cgi?section=3&amp;topic=pthread_create"><text:span text:style-name="T13">#include &lt;sys/types.h&gt;</text:span></text:a></text:p>
      <text:p text:style-name="P6"><text:a xlink:type="simple" xlink:href="http://www.gsp.com/cgi-bin/man.cgi?section=3&amp;topic=pthread_create"><text:span text:style-name="T13">#include &lt;sys/socket.h&gt;</text:span></text:a></text:p>
      <text:p text:style-name="P6"><text:a xlink:type="simple" xlink:href="http://www.gsp.com/cgi-bin/man.cgi?section=3&amp;topic=pthread_create"><text:span text:style-name="T13">#include &lt;netinet/in.h&gt;</text:span></text:a></text:p>
      <text:p text:style-name="P6"><text:a xlink:type="simple" xlink:href="http://www.gsp.com/cgi-bin/man.cgi?section=3&amp;topic=pthread_create"><text:span text:style-name="T13">#include &lt;stdio.h&gt;</text:span></text:a></text:p>
      <text:p text:style-name="P6"><text:a xlink:type="simple" xlink:href="http://www.gsp.com/cgi-bin/man.cgi?section=3&amp;topic=pthread_create"><text:span text:style-name="T13">#include &lt;unistd.h&gt; </text:span></text:a></text:p>
      <text:p text:style-name="P6"><text:a xlink:type="simple" xlink:href="http://www.gsp.com/cgi-bin/man.cgi?section=3&amp;topic=pthread_create"><text:span text:style-name="T13">#include &lt;stdlib.h&gt;</text:span></text:a></text:p>
      <text:p text:style-name="P6"><text:a xlink:type="simple" xlink:href="http://www.gsp.com/cgi-bin/man.cgi?section=3&amp;topic=pthread_create"><text:span text:style-name="T13">#include &lt;arpa/inet.h&gt;</text:span></text:a></text:p>
      <text:p text:style-name="P6"><text:a xlink:type="simple" xlink:href="http://www.gsp.com/cgi-bin/man.cgi?section=3&amp;topic=pthread_create"><text:span text:style-name="T13">#include &lt;pthread.h&gt;</text:span></text:a></text:p>
      <text:p text:style-name="P32"/>
      <text:p text:style-name="P6"><text:a xlink:type="simple" xlink:href="http://www.gsp.com/cgi-bin/man.cgi?section=3&amp;topic=pthread_create"><text:span text:style-name="T13">#define BUFSIZE 1024</text:span></text:a></text:p>
      <text:p text:style-name="P32"/>
      <text:p text:style-name="P6"><text:a xlink:type="simple" xlink:href="http://www.gsp.com/cgi-bin/man.cgi?section=3&amp;topic=pthread_create"><text:span text:style-name="T13">extern int errno;</text:span></text:a></text:p>
      <text:p text:style-name="P6"><text:a xlink:type="simple" xlink:href="http://www.gsp.com/cgi-bin/man.cgi?section=3&amp;topic=pthread_create"><text:span text:style-name="T13">void error(char *msg)</text:span></text:a></text:p>
      <text:p text:style-name="P6"><text:a xlink:type="simple" xlink:href="http://www.gsp.com/cgi-bin/man.cgi?section=3&amp;topic=pthread_create"><text:span text:style-name="T13">{</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perror(msg);</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exit(0);</text:span></text:a></text:p>
      <text:p text:style-name="P6"><text:a xlink:type="simple" xlink:href="http://www.gsp.com/cgi-bin/man.cgi?section=3&amp;topic=pthread_create"><text:span text:style-name="T13">}</text:span></text:a></text:p>
      <text:p text:style-name="P32"/>
      <text:p text:style-name="P6"><text:a xlink:type="simple" xlink:href="http://www.gsp.com/cgi-bin/man.cgi?section=3&amp;topic=pthread_create"><text:span text:style-name="T13">int main(int argc, char *argv[])</text:span></text:a></text:p>
      <text:p text:style-name="P6"><text:a xlink:type="simple" xlink:href="http://www.gsp.com/cgi-bin/man.cgi?section=3&amp;topic=pthread_create"><text:span text:style-name="T13">{</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int sock, *newsock, len, fromlen, retval;</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unsigned short port;</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truct sockaddr_in server;</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truct sockaddr_in from;</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pthread_t tid;</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void *ConnectionThread(void *); //function prototype</text:span></text:a></text:p>
      <text:p text:style-name="P32"/>
      <text:p text:style-name="P6"><text:a xlink:type="simple" xlink:href="http://www.gsp.com/cgi-bin/man.cgi?section=3&amp;topic=pthread_create"><text:span text:style-name="T14"><text:s text:c="5"/></text:span></text:a><text:a xlink:type="simple" xlink:href="http://www.gsp.com/cgi-bin/man.cgi?section=3&amp;topic=pthread_create"><text:span text:style-name="T13">if (argc &lt; 2) {</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fprintf(stderr,"usage %s portnumber\n",argv[0]);</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exit(0);</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port = (unsigned short) atoi(argv[1]);</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ock=socket(AF_INET, SOCK_STREAM, 0);</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if (sock &lt; 0) error("Opening socket");</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erver.sin_family=AF_INET;</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erver.sin_addr.s_addr=INADDR_ANY;</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server.sin_port=htons(port); <text:s/></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len=sizeof(server);</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if (bind(sock, (struct sockaddr *)&amp;server, len) &lt; 0) </text:span></text:a></text:p>
      <text:p text:style-name="P6"><text:a xlink:type="simple" xlink:href="http://www.gsp.com/cgi-bin/man.cgi?section=3&amp;topic=pthread_create"><text:span text:style-name="T14"><text:s text:c="10"/></text:span></text:a><text:a xlink:type="simple" xlink:href="http://www.gsp.com/cgi-bin/man.cgi?section=3&amp;topic=pthread_create"><text:span text:style-name="T13">error("binding socket");</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fromlen=sizeof(from);</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if (listen(sock,5) &lt; 0) </text:span></text:a></text:p>
      <text:p text:style-name="P6"><text:a xlink:type="simple" xlink:href="http://www.gsp.com/cgi-bin/man.cgi?section=3&amp;topic=pthread_create"><text:span text:style-name="T14"><text:s text:c="10"/></text:span></text:a><text:a xlink:type="simple" xlink:href="http://www.gsp.com/cgi-bin/man.cgi?section=3&amp;topic=pthread_create"><text:span text:style-name="T13">error("listening");;</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while (1) {</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newsock = (int *)malloc(sizeof (int));</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if (newsock == NULL) error("malloc");</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newsock=accept(sock, (struct sockaddr *)&amp;from, </text:span></text:a><text:soft-page-break/><text:a xlink:type="simple" xlink:href="http://www.gsp.com/cgi-bin/man.cgi?section=3&amp;topic=pthread_create"><text:span text:style-name="T13">&amp;fromlen);</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if (*newsock &lt; 0) error("Accepting");</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printf("A connection has been accepted from %s\n",</text:span></text:a></text:p>
      <text:p text:style-name="P6"><text:a xlink:type="simple" xlink:href="http://www.gsp.com/cgi-bin/man.cgi?section=3&amp;topic=pthread_create"><text:span text:style-name="T14"><text:s text:c="17"/></text:span></text:a><text:a xlink:type="simple" xlink:href="http://www.gsp.com/cgi-bin/man.cgi?section=3&amp;topic=pthread_create"><text:span text:style-name="T13">inet_ntoa((struct in_addr)from.sin_addr));</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retval = pthread_create(&amp;tid, NULL, ConnectionThread, (void *)newsock);</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if (retval != 0) <text:s text:c="2"/>{</text:span></text:a></text:p>
      <text:p text:style-name="P6"><text:a xlink:type="simple" xlink:href="http://www.gsp.com/cgi-bin/man.cgi?section=3&amp;topic=pthread_create"><text:span text:style-name="T14"><text:s text:c="12"/></text:span></text:a><text:a xlink:type="simple" xlink:href="http://www.gsp.com/cgi-bin/man.cgi?section=3&amp;topic=pthread_create"><text:span text:style-name="T13">error("Error, could not create thread");</text:span></text:a></text:p>
      <text:p text:style-name="P6"><text:a xlink:type="simple" xlink:href="http://www.gsp.com/cgi-bin/man.cgi?section=3&amp;topic=pthread_create"><text:span text:style-name="T14"><text:s text:c="9"/></text:span></text:a><text:a xlink:type="simple" xlink:href="http://www.gsp.com/cgi-bin/man.cgi?section=3&amp;topic=pthread_create"><text:span text:style-name="T13">}</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 </text:span></text:a></text:p>
      <text:p text:style-name="P6"><text:a xlink:type="simple" xlink:href="http://www.gsp.com/cgi-bin/man.cgi?section=3&amp;topic=pthread_create"><text:span text:style-name="T14"><text:s text:c="5"/></text:span></text:a><text:a xlink:type="simple" xlink:href="http://www.gsp.com/cgi-bin/man.cgi?section=3&amp;topic=pthread_create"><text:span text:style-name="T13">return 0; // we never get here </text:span></text:a></text:p>
      <text:p text:style-name="P6"><text:a xlink:type="simple" xlink:href="http://www.gsp.com/cgi-bin/man.cgi?section=3&amp;topic=pthread_create"><text:span text:style-name="T13">}</text:span></text:a></text:p>
      <text:p text:style-name="P32"/>
      <text:p text:style-name="P6"><text:a xlink:type="simple" xlink:href="http://www.gsp.com/cgi-bin/man.cgi?section=3&amp;topic=pthread_create"><text:span text:style-name="T13">/****** ConnectionThread **********/</text:span></text:a></text:p>
      <text:p text:style-name="P6"><text:a xlink:type="simple" xlink:href="http://www.gsp.com/cgi-bin/man.cgi?section=3&amp;topic=pthread_create"><text:span text:style-name="T13">void *ConnectionThread(void *arg)</text:span></text:a></text:p>
      <text:p text:style-name="P6"><text:a xlink:type="simple" xlink:href="http://www.gsp.com/cgi-bin/man.cgi?section=3&amp;topic=pthread_create"><text:span text:style-name="T13">{</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int sock, n, len;</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char buffer[BUFSIZE];</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char *msg = "Got your message";</text:span></text:a></text:p>
      <text:p text:style-name="P6"><text:a xlink:type="simple" xlink:href="http://www.gsp.com/cgi-bin/man.cgi?section=3&amp;topic=pthread_create"><text:span text:style-name="T14"><text:s text:c="2"/></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sock = *(int *)arg;</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len <text:s/>= strlen(msg);</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n = read(sock,buffer,BUFSIZE-1);</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while (n &gt; 0) {</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buffer[n]='\0';</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printf("Message is %s\n",buffer);</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n = write(sock,msg,len);</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if (n &lt; len) error("Error writing");</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n = read(sock,buffer,BUFSIZE-1);</text:span></text:a></text:p>
      <text:p text:style-name="P6"><text:a xlink:type="simple" xlink:href="http://www.gsp.com/cgi-bin/man.cgi?section=3&amp;topic=pthread_create"><text:span text:style-name="T14"><text:s text:c="8"/></text:span></text:a><text:a xlink:type="simple" xlink:href="http://www.gsp.com/cgi-bin/man.cgi?section=3&amp;topic=pthread_create"><text:span text:style-name="T13">if (n &lt; 0) error("Error reading");</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if (close(sock) &lt; 0) error("closing");</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pthread_exit(NULL);</text:span></text:a></text:p>
      <text:p text:style-name="P6"><text:a xlink:type="simple" xlink:href="http://www.gsp.com/cgi-bin/man.cgi?section=3&amp;topic=pthread_create"><text:span text:style-name="T14"><text:s text:c="4"/></text:span></text:a><text:a xlink:type="simple" xlink:href="http://www.gsp.com/cgi-bin/man.cgi?section=3&amp;topic=pthread_create"><text:span text:style-name="T13">return NULL;</text:span></text:a></text:p>
      <text:p text:style-name="P1"><text:a xlink:type="simple" xlink:href="http://www.gsp.com/cgi-bin/man.cgi?section=3&amp;topic=pthread_create"><text:span text:style-name="T13">}</text:span></text:a></text:p>
      <text:p text:style-name="P4"><text:a xlink:type="simple" xlink:href="http://www.cs.rpi.edu/courses/netprog/serverwiththreads.c"><text:span text:style-name="T9">You can download serverwiththreads.c here</text:span></text:a></text:p>
      <text:p text:style-name="P24">The syntax for passing the new file descriptor to the thread function requires explanation. The naive programmer might write code like this</text:p>
      <text:p text:style-name="P39">/** bad code **/</text:p>
      <text:p text:style-name="P31">int newsock;</text:p>
      <text:p text:style-name="P31">...</text:p>
      <text:p text:style-name="P31">while(1) {</text:p>
      <text:p text:style-name="P29"><text:s text:c="6"/><text:span text:style-name="T2">newsock=accept(sock, (struct sockaddr *)&amp;from, &amp;fromlen);</text:span></text:p>
      <text:p text:style-name="P29"><text:s text:c="6"/><text:span text:style-name="T2">if (newsock &lt; 0) error("Accepting");</text:span></text:p>
      <text:p text:style-name="P29"><text:s text:c="6"/><text:span text:style-name="T2">retval = pthread_create(&amp;tid, NULL, ConnectionThread, (void *)&amp;newsock);</text:span></text:p>
      <text:p text:style-name="P33"><text:s text:c="6"/><text:span text:style-name="T2">...</text:span></text:p>
      <text:p text:style-name="P24">This bad code simply passes the address of newsock to the thread. Recall that threads run asynchronously, after the call to pthread_create, we do not know whether the main thread or the <text:soft-page-break/>newly created thread will run first.</text:p>
      <text:p text:style-name="P24">Suppose connections are arriving quickly and the main thread runs before the connection thread runs. The following sequence of events could occur.</text:p>
      <text:list xml:id="list9113480519126628052" text:style-name="L3">
        <text:list-item>
          <text:p text:style-name="P17">A connection is received from client A, the value of newsock is 5, an entry in the file descriptor table containing information about this newly established connection.</text:p>
        </text:list-item>
        <text:list-item>
          <text:p text:style-name="P17">A new thread is created, and the address of newsock is passed as an argument</text:p>
        </text:list-item>
        <text:list-item>
          <text:p text:style-name="P17">The main thread continues running; it returns to the start of the while loop and calls accept. Accept immediately returns with a connection from client B. The value of newsock is now 6, an entry in the file descriptor table containing information about the connection with client B.</text:p>
        </text:list-item>
        <text:list-item>
          <text:p text:style-name="P17">A new thread is created, the address of newsock is passed as an argument.</text:p>
        </text:list-item>
        <text:list-item>
          <text:p text:style-name="P17">The main thread continues running. It calls accept, but there are no new connections so accept blocks.</text:p>
        </text:list-item>
        <text:list-item>
          <text:p text:style-name="P9">The first connection thread wakes up, it is supposed to be reading from client A; its argument is the address of newsock, which is 6, the file descriptor for client B. Thus the reads and writes which should be for client A go to client B</text:p>
        </text:list-item>
      </text:list>
      <text:p text:style-name="P24">The above program avoids this problem by allocating new memory for each socket with malloc. This is somewhat inefficient, so an alternative would be to maintain an array of sockets in the program.</text:p>
      <text:p text:style-name="P25">Datagram sockets</text:p>
      <text:p text:style-name="P24">Recall that there are are two widely used protocols for the transport layer TCP and UDP. Stream sockets as described above use TCP; the connection is established prior to any data being transmitted, and the TCP software assures that the bytes are reliably delivered to the process in a stream in the order that they were sent. When speed is more important than reliability, a program should use the UDP protocol instead.</text:p>
      <text:p text:style-name="P24">A socket which uses UDP is called a datagram socket. A datagram is connectionless and unreliable. It is simply a packet sent over the Internet on a best effort basis, with no acknowledgements or other reliability checks. The advantage of UDP is that it is much more efficient, and so for short requests, a time of day server for example, UDP is often used. UDP is also used for distributed file system requests which are typically on a LAN with very high reliability, and where performance is extremely important.</text:p>
      <text:p text:style-name="P24">A server for UDP sockets uses the same system calls as the TCP server with the following differences.</text:p>
      <text:list xml:id="list8613178630021175785" text:style-name="L4">
        <text:list-item>
          <text:p text:style-name="P22"><text:span text:style-name="T9">When calling </text:span><text:span text:style-name="Teletype"><text:span text:style-name="T9">socket</text:span></text:span><text:span text:style-name="T9">, the second argument should be SOCK_DGRAM, not SOCK_STREAM.<text:line-break/></text:span><text:span text:style-name="Teletype"><text:span text:style-name="T9">int socket(AF_INET, SOCK_DGRAM, 0);</text:span></text:span></text:p>
        </text:list-item>
        <text:list-item>
          <text:p text:style-name="P22"><text:span text:style-name="T9">Do not use the </text:span><text:span text:style-name="Teletype"><text:span text:style-name="T9">listen</text:span></text:span><text:span text:style-name="T9"> or </text:span><text:span text:style-name="Teletype"><text:span text:style-name="T9">accept</text:span></text:span><text:span text:style-name="T9"> calls.</text:span></text:p>
        </text:list-item>
        <text:list-item>
          <text:p text:style-name="P14"><text:span text:style-name="T9">To read a datagram use </text:span><text:span text:style-name="Teletype"><text:span text:style-name="T9">recvfrom</text:span></text:span><text:span text:style-name="T9">. Here is the function prototype.</text:span></text:p>
          <text:p text:style-name="P28">ssize_t recvfrom(int s, void *buf, size_t <text:s/>len, <text:s/>int <text:s/>flags, <text:s text:c="4"/></text:p>
          <text:p text:style-name="P30"><text:s text:c="8"/><text:span text:style-name="T4">struct sockaddr *from, int *fromlen);</text:span></text:p>
          <text:p text:style-name="P37"><text:soft-page-break/></text:p>
          <text:p text:style-name="P14"><text:span text:style-name="T9">This performs both the accept and the recv functions. It blocks until a datagram is received from a client, at which point it is awakened and returns. The message is in </text:span><text:span text:style-name="Teletype"><text:span text:style-name="T9">buf</text:span></text:span><text:span text:style-name="T9">. The fourth argument, </text:span><text:span text:style-name="Teletype"><text:span text:style-name="T9">from</text:span></text:span><text:span text:style-name="T9"> is set to the IP address of the client, and it returns the number of bytes in the message.</text:span></text:p>
        </text:list-item>
        <text:list-item>
          <text:p text:style-name="P14"><text:span text:style-name="T9">To send a datagram, use the </text:span><text:span text:style-name="Teletype"><text:span text:style-name="T9">sendto</text:span></text:span><text:span text:style-name="T9"> call.</text:span></text:p>
          <text:p text:style-name="P28">ssize_t sendto(int s, <text:s/>const <text:s/>void <text:s/>*msg, <text:s/>size_t <text:s/>len, <text:s/></text:p>
          <text:p text:style-name="P34"><text:s text:c="7"/><text:span text:style-name="T4">int flags, const struct sockaddr *to, int <text:s/>tolen);</text:span></text:p>
        </text:list-item>
      </text:list>
      <text:p text:style-name="P24">Here is a complete program which creates a UDP server. It listens on port 51717.</text:p>
      <text:p text:style-name="P39">/* This program creates a datagram server process </text:p>
      <text:p text:style-name="P29"><text:s text:c="3"/><text:span text:style-name="T2">in the internet domain. <text:s/>it listens on port</text:span></text:p>
      <text:p text:style-name="P29"><text:s text:c="3"/><text:span text:style-name="T2">51717. <text:s text:c="2"/>On solaris, compile like this</text:span></text:p>
      <text:p text:style-name="P29"><text:s text:c="3"/><text:span text:style-name="T2">gcc -g -Wall server.udp.c -lnsl -lsocket */</text:span></text:p>
      <text:p text:style-name="P31">#include&lt;sys/types.h&gt;</text:p>
      <text:p text:style-name="P31">#include&lt;sys/socket.h&gt;</text:p>
      <text:p text:style-name="P31">#include&lt;netinet/in.h&gt;</text:p>
      <text:p text:style-name="P31">#include&lt;netdb.h&gt;</text:p>
      <text:p text:style-name="P31">#include&lt;stdio.h&gt;</text:p>
      <text:p text:style-name="P31">#include&lt;strings.h&gt;</text:p>
      <text:p text:style-name="P31">#include&lt;arpa/inet.h&gt; </text:p>
      <text:p text:style-name="P31">#define BUFSIZE 1024</text:p>
      <text:p text:style-name="P32"/>
      <text:p text:style-name="P31">void error(char *);</text:p>
      <text:p text:style-name="P31">int main()</text:p>
      <text:p text:style-name="P31">{</text:p>
      <text:p text:style-name="P29"><text:s text:c="3"/><text:span text:style-name="T2">int sock, length, fromlen, n;</text:span></text:p>
      <text:p text:style-name="P29"><text:s text:c="3"/><text:span text:style-name="T2">struct sockaddr_in server;</text:span></text:p>
      <text:p text:style-name="P29"><text:s text:c="3"/><text:span text:style-name="T2">struct sockaddr_in from;</text:span></text:p>
      <text:p text:style-name="P29"><text:s text:c="3"/><text:span text:style-name="T2">char buf[BUFSIZE];</text:span></text:p>
      <text:p text:style-name="P32"/>
      <text:p text:style-name="P29"><text:s text:c="3"/><text:span text:style-name="T2">sock=socket(AF_INET, SOCK_DGRAM, 0);</text:span></text:p>
      <text:p text:style-name="P29"><text:s text:c="3"/><text:span text:style-name="T2">if (sock &lt; 0)</text:span></text:p>
      <text:p text:style-name="P29"><text:s text:c="7"/><text:span text:style-name="T2">error("Opening socket");</text:span></text:p>
      <text:p text:style-name="P29"><text:s text:c="3"/><text:span text:style-name="T2">length = sizeof(server);</text:span></text:p>
      <text:p text:style-name="P29"><text:s text:c="3"/><text:span text:style-name="T2">bzero(&amp;server,length);</text:span></text:p>
      <text:p text:style-name="P29"><text:s text:c="3"/><text:span text:style-name="T2">server.sin_family=AF_INET;</text:span></text:p>
      <text:p text:style-name="P29"><text:s text:c="3"/><text:span text:style-name="T2">server.sin_addr.s_addr=INADDR_ANY;</text:span></text:p>
      <text:p text:style-name="P29"><text:s text:c="3"/><text:span text:style-name="T2">server.sin_port=htonl(51717);</text:span></text:p>
      <text:p text:style-name="P29"><text:s text:c="3"/><text:span text:style-name="T2">if (bind(sock,(struct sockaddr *)&amp;server,length)&lt;0) </text:span></text:p>
      <text:p text:style-name="P29"><text:s text:c="7"/><text:span text:style-name="T2">error("binding"); </text:span></text:p>
      <text:p text:style-name="P29"><text:s text:c="3"/><text:span text:style-name="T2">while (1) {</text:span></text:p>
      <text:p text:style-name="P29"><text:s text:c="7"/><text:span text:style-name="T2">n = recvfrom(sock,buf,BUFSIZE,0,(struct sockaddr *)&amp;from,&amp;fromlen);</text:span></text:p>
      <text:p text:style-name="P29"><text:s text:c="7"/><text:span text:style-name="T2">if (n &lt; 0) error("recvfrom");</text:span></text:p>
      <text:p text:style-name="P29"><text:s text:c="7"/><text:span text:style-name="T2">buf[n]='\0';</text:span></text:p>
      <text:p text:style-name="P29"><text:s text:c="7"/><text:span text:style-name="T2">printf("The message from %s is %s\n",</text:span></text:p>
      <text:p text:style-name="P29"><text:s text:c="12"/><text:span text:style-name="T2">inet_ntoa((struct in_addr)from.sin_addr), buf);</text:span></text:p>
      <text:p text:style-name="P29"><text:s text:c="7"/><text:span text:style-name="T2">n = sendto(sock,"Got your message",16,0,(struct sockaddr </text:span><text:soft-page-break/><text:span text:style-name="T2">*)&amp;from,fromlen);</text:span></text:p>
      <text:p text:style-name="P29"><text:s text:c="7"/><text:span text:style-name="T2">if (n &lt; 0) error("sendto");</text:span></text:p>
      <text:p text:style-name="P29"><text:s text:c="3"/><text:span text:style-name="T2">}</text:span></text:p>
      <text:p text:style-name="P29"><text:s text:c="3"/><text:span text:style-name="T2">return 0;</text:span></text:p>
      <text:p text:style-name="P29"><text:s/><text:span text:style-name="T2">}</text:span></text:p>
      <text:p text:style-name="P32"/>
      <text:p text:style-name="P31">void error(char *msg)</text:p>
      <text:p text:style-name="P31">{</text:p>
      <text:p text:style-name="P29"><text:s text:c="4"/><text:span text:style-name="T2">perror(msg);</text:span></text:p>
      <text:p text:style-name="P29"><text:s text:c="4"/><text:span text:style-name="T2">exit(0);</text:span></text:p>
      <text:p text:style-name="P36">}</text:p>
      <text:p text:style-name="P4"><text:a xlink:type="simple" xlink:href="http://www.cs.rpi.edu/courses/netprog/udpserver.c"><text:span text:style-name="T9">Download udpserver.c here</text:span></text:a></text:p>
      <text:p text:style-name="P24">You could probably write a udp client by yourself, but here it is. The server name and port number are passed in as arguments.</text:p>
      <text:p text:style-name="P39">/* Datagram client in the internet domain */</text:p>
      <text:p text:style-name="P31">#include&lt;sys/types.h&gt;</text:p>
      <text:p text:style-name="P31">#include&lt;sys/socket.h&gt;</text:p>
      <text:p text:style-name="P31">#include&lt;netinet/in.h&gt;</text:p>
      <text:p text:style-name="P31">#include&lt;arpa/inet.h&gt;</text:p>
      <text:p text:style-name="P31">#include&lt;netdb.h&gt;</text:p>
      <text:p text:style-name="P31">#include&lt;stdio.h&gt;</text:p>
      <text:p text:style-name="P31">#include&lt;strings.h&gt;</text:p>
      <text:p text:style-name="P31">#include&lt;stdlib.h&gt;</text:p>
      <text:p text:style-name="P31">#define DATA "I love operating systems ..."</text:p>
      <text:p text:style-name="P31">#define BUFSIZE 1024 </text:p>
      <text:p text:style-name="P32"/>
      <text:p text:style-name="P31">void error(char *);</text:p>
      <text:p text:style-name="P31">int main(int argc, char *argv[])</text:p>
      <text:p text:style-name="P31">{</text:p>
      <text:p text:style-name="P29"><text:s text:c="3"/><text:span text:style-name="T2">int sock, length, n;</text:span></text:p>
      <text:p text:style-name="P29"><text:s text:c="3"/><text:span text:style-name="T2">struct in_addr *hostaddr;</text:span></text:p>
      <text:p text:style-name="P29"><text:s text:c="3"/><text:span text:style-name="T2">struct sockaddr_in server;</text:span></text:p>
      <text:p text:style-name="P29"><text:s text:c="3"/><text:span text:style-name="T2">struct hostent *hp, *gethostbyname();</text:span></text:p>
      <text:p text:style-name="P29"><text:s text:c="3"/><text:span text:style-name="T2">char buf[BUFSIZE];</text:span></text:p>
      <text:p text:style-name="P32"/>
      <text:p text:style-name="P29"><text:s text:c="3"/></text:p>
      <text:p text:style-name="P29"><text:s text:c="3"/><text:span text:style-name="T2">if (argc != 3) { </text:span></text:p>
      <text:p text:style-name="P29"><text:s text:c="9"/><text:span text:style-name="T2">printf("Usage: server port\n");</text:span></text:p>
      <text:p text:style-name="P29"><text:s text:c="9"/><text:span text:style-name="T2">exit(1);</text:span></text:p>
      <text:p text:style-name="P29"><text:s text:c="3"/><text:span text:style-name="T2">}</text:span></text:p>
      <text:p text:style-name="P29"><text:s text:c="3"/><text:span text:style-name="T2">sock= socket(AF_INET, SOCK_DGRAM, 0);</text:span></text:p>
      <text:p text:style-name="P29"><text:s text:c="3"/><text:span text:style-name="T2">if (sock &lt; 0) error("socket");</text:span></text:p>
      <text:p text:style-name="P32"/>
      <text:p text:style-name="P29"><text:s text:c="3"/><text:span text:style-name="T2">server.sin_family = AF_INET;</text:span></text:p>
      <text:p text:style-name="P32"/>
      <text:p text:style-name="P29"><text:s text:c="3"/><text:span text:style-name="T2">hp = gethostbyname(argv[1]);</text:span></text:p>
      <text:p text:style-name="P29"><text:s text:c="3"/><text:span text:style-name="T2">if (hp==0) error("Unknown host");</text:span></text:p>
      <text:p text:style-name="P32"/>
      <text:p text:style-name="P29"><text:s text:c="3"/><text:span text:style-name="T2">hostaddr =(struct in_addr *) hp-&gt;h_addr;</text:span></text:p>
      <text:p text:style-name="P29"><text:s text:c="3"/><text:span text:style-name="T2">bcopy((char *)hostaddr, </text:span></text:p>
      <text:p text:style-name="P29"><text:soft-page-break/><text:s text:c="8"/><text:span text:style-name="T2">(char *)&amp;server.sin_addr,</text:span></text:p>
      <text:p text:style-name="P29"><text:s text:c="9"/><text:span text:style-name="T2">hp-&gt;h_length);</text:span></text:p>
      <text:p text:style-name="P29"><text:s text:c="3"/><text:span text:style-name="T2">server.sin_port = htonl(atoi(argv[2]));</text:span></text:p>
      <text:p text:style-name="P29"><text:s text:c="3"/><text:span text:style-name="T2">length=sizeof(struct sockaddr_in);</text:span></text:p>
      <text:p text:style-name="P29"><text:s text:c="3"/><text:span text:style-name="T2">n=sendto(sock,DATA,30,0,(struct sockaddr *)&amp;server,length);</text:span></text:p>
      <text:p text:style-name="P29"><text:s text:c="3"/><text:span text:style-name="T2">if (n &lt; 0) perror("Sendto");</text:span></text:p>
      <text:p text:style-name="P29"><text:s text:c="3"/><text:span text:style-name="T2">n = recvfrom(sock,buf,BUFSIZE,0,(struct sockaddr *) &amp;server,&amp;length);</text:span></text:p>
      <text:p text:style-name="P29"><text:s text:c="3"/><text:span text:style-name="T2">if (n &lt; 0) error ("recvfrom");</text:span></text:p>
      <text:p text:style-name="P29"><text:s text:c="3"/><text:span text:style-name="T2">buf[n]='\0';</text:span></text:p>
      <text:p text:style-name="P29"><text:s text:c="3"/><text:span text:style-name="T2">printf("The return message was %s\n",buf);</text:span></text:p>
      <text:p text:style-name="P29"><text:s text:c="3"/><text:span text:style-name="T2">return 0;</text:span></text:p>
      <text:p text:style-name="P31">}</text:p>
      <text:p text:style-name="P32"/>
      <text:p text:style-name="P31">void error(char *msg)</text:p>
      <text:p text:style-name="P31">{</text:p>
      <text:p text:style-name="P29"><text:s text:c="4"/><text:span text:style-name="T2">perror(msg);</text:span></text:p>
      <text:p text:style-name="P29"><text:s text:c="4"/><text:span text:style-name="T2">exit(0);</text:span></text:p>
      <text:p text:style-name="P36">}</text:p>
      <text:p text:style-name="P4"><text:a xlink:type="simple" xlink:href="http://www.cs.rpi.edu/courses/netprog/udpclient.c"><text:span text:style-name="T9">Download udpclient.c here</text:span></text:a></text:p>
      <text:p text:style-name="P25">Sockets on Windows</text:p>
      <text:p text:style-name="P4"><text:span text:style-name="T9">Socket programming on windows uses exactly the same system calls as Unix, with just a few annoying quirks (but you could have guessed that!). The header files are completely different. Almost all windows programs require </text:span><text:span text:style-name="Teletype"><text:span text:style-name="T9">windows.h</text:span></text:span><text:span text:style-name="T9"> and you need to include </text:span><text:span text:style-name="Teletype"><text:span text:style-name="T9">winsock.h</text:span></text:span><text:span text:style-name="T9"> for the socket stuff.</text:span></text:p>
      <text:p text:style-name="P4"><text:span text:style-name="T9">In order to use sockets on windows, the program have to initiate the Winsock dynamic link library WS2_32.DLL. This is done with a call to WSAStartup. This takes two arguments, </text:span><text:span text:style-name="Teletype"><text:span text:style-name="T9">WORD wVersionRequested</text:span></text:span><text:span text:style-name="T9"> and a pointer to a WSADATA structure. Rather than try to explain this, I'll just give you the code. This has to appear in any program which uses winsock prior to any calls to the socket APIs.</text:span></text:p>
      <text:p text:style-name="P39">#include &lt;winsock.h&gt;</text:p>
      <text:p text:style-name="P31">int retval;</text:p>
      <text:p text:style-name="P31">WORD version;</text:p>
      <text:p text:style-name="P31">WSADATA stWSAData;</text:p>
      <text:p text:style-name="P31">...</text:p>
      <text:p text:style-name="P31">version = MAKEWORD(2,2);</text:p>
      <text:p text:style-name="P31">retval = WSAStartup(version, &amp;stWSAData);</text:p>
      <text:p text:style-name="P36">if (retval != 0) error(...)</text:p>
      <text:p text:style-name="P4"><text:a xlink:type="simple" xlink:href="http://www.cs.rpi.edu/~ingallsr/osold/win32/WSAstartup.html"><text:span text:style-name="T9">Here is a link to the online help for WSAStartup.</text:span></text:a></text:p>
      <text:p text:style-name="P4"><text:span text:style-name="T9">Windows has no concept of a file descriptor, so the socket system call returns a value of type SOCKET. The accept call also returns a type SOCKET. You have to use the </text:span><text:span text:style-name="Teletype"><text:span text:style-name="T9">closesocket</text:span></text:span><text:span text:style-name="T9"> system call instead of the </text:span><text:span text:style-name="Teletype"><text:span text:style-name="T9">close</text:span></text:span><text:span text:style-name="T9"> system call.</text:span></text:p>
      <text:p text:style-name="P24">Finally, you need to link to the winsock library during the compile. Here is how you do this:</text:p>
      <text:list xml:id="list1496627256460581750" text:style-name="L5">
        <text:list-item>
          <text:p text:style-name="P23"><text:span text:style-name="T9">Choose Properties from the </text:span><text:span text:style-name="Teletype"><text:span text:style-name="T9">Project</text:span></text:span><text:span text:style-name="T9"> menu (it's the last choice).</text:span></text:p>
        </text:list-item>
        <text:list-item>
          <text:p text:style-name="P23"><text:soft-page-break/><text:span text:style-name="T9">Choose the </text:span><text:span text:style-name="Teletype"><text:span text:style-name="T9">Linker</text:span></text:span><text:span text:style-name="T9"> tab in </text:span><text:span text:style-name="Teletype"><text:span text:style-name="T9">Configure Properties</text:span></text:span><text:span text:style-name="T9">.</text:span></text:p>
        </text:list-item>
        <text:list-item>
          <text:p text:style-name="P23"><text:span text:style-name="T9">One of the windows is labeled </text:span><text:span text:style-name="Teletype"><text:span text:style-name="T9">Additional Dependencies</text:span></text:span><text:span text:style-name="T9">. Write in this string.<text:line-break/></text:span><text:span text:style-name="Teletype"><text:span text:style-name="T9">wsock32.lib</text:span></text:span></text:p>
        </text:list-item>
        <text:list-item>
          <text:p text:style-name="P15"><text:span text:style-name="T9">Choose </text:span><text:span text:style-name="Teletype"><text:span text:style-name="T9">OK</text:span></text:span></text:p>
        </text:list-item>
      </text:list>
      <text:p text:style-name="P24">Here is the server code for a stream socket using winsock.</text:p>
      <text:p text:style-name="P39">/* This program creates a tcp server process in the </text:p>
      <text:p text:style-name="P29"><text:s text:c="3"/><text:span text:style-name="T2">internet domain, port is passed in as an arg */</text:span></text:p>
      <text:p text:style-name="P31">/* to compile, add wsock32.lib to the list of</text:p>
      <text:p text:style-name="P29"><text:s text:c="3"/><text:span text:style-name="T2">libraries to link with in the project settings menu*/</text:span></text:p>
      <text:p text:style-name="P31">#include&lt;windows.h&gt;</text:p>
      <text:p text:style-name="P31">#include&lt;stdio.h&gt;</text:p>
      <text:p text:style-name="P31">#include&lt;winsock.h&gt;</text:p>
      <text:p text:style-name="P32"/>
      <text:p text:style-name="P31">#define BUFSIZE 1024</text:p>
      <text:p text:style-name="P31">char *msg = "I got your message";</text:p>
      <text:p text:style-name="P32"/>
      <text:p text:style-name="P31">void error(char *msg)</text:p>
      <text:p text:style-name="P31">{</text:p>
      <text:p text:style-name="P29"><text:s text:c="8"/><text:span text:style-name="T2">printf("ERROR, %s, errno is %d\n",msg, WSAGetLastError());</text:span></text:p>
      <text:p text:style-name="P29"><text:s text:c="8"/><text:span text:style-name="T2">exit(0);</text:span></text:p>
      <text:p text:style-name="P31">}</text:p>
      <text:p text:style-name="P32"/>
      <text:p text:style-name="P31">int main(int argc, char *argv[])</text:p>
      <text:p text:style-name="P31">{</text:p>
      <text:p text:style-name="P29"><text:s text:c="3"/><text:span text:style-name="T2">SOCKET sock, newsock;</text:span></text:p>
      <text:p text:style-name="P29"><text:s text:c="3"/><text:span text:style-name="T2">int len, fromlen;</text:span></text:p>
      <text:p text:style-name="P29"><text:s text:c="3"/><text:span text:style-name="T2">DWORD n, retval;</text:span></text:p>
      <text:p text:style-name="P29"><text:s text:c="3"/><text:span text:style-name="T2">unsigned short port;</text:span></text:p>
      <text:p text:style-name="P29"><text:s text:c="3"/><text:span text:style-name="T2">struct sockaddr_in server;</text:span></text:p>
      <text:p text:style-name="P29"><text:s text:c="3"/><text:span text:style-name="T2">struct sockaddr_in from;</text:span></text:p>
      <text:p text:style-name="P29"><text:s text:c="3"/><text:span text:style-name="T2">char buffer[BUFSIZE];</text:span></text:p>
      <text:p text:style-name="P29"><text:s text:c="3"/><text:span text:style-name="T2">WORD version;</text:span></text:p>
      <text:p text:style-name="P29"><text:s text:c="3"/><text:span text:style-name="T2">WSADATA stWSAData;</text:span></text:p>
      <text:p text:style-name="P32"/>
      <text:p text:style-name="P29"><text:s text:c="3"/><text:span text:style-name="T2">if (argc &lt; 2) {</text:span></text:p>
      <text:p text:style-name="P29"><text:s text:c="5"/><text:span text:style-name="T2">fprintf(stderr,"usage %s portnumber\n",argv[0]);</text:span></text:p>
      <text:p text:style-name="P29"><text:s text:c="5"/><text:span text:style-name="T2">exit(0);</text:span></text:p>
      <text:p text:style-name="P29"><text:s text:c="3"/><text:span text:style-name="T2">}</text:span></text:p>
      <text:p text:style-name="P29"><text:s text:c="3"/><text:span text:style-name="T2">version = MAKEWORD(2,2);</text:span></text:p>
      <text:p text:style-name="P29"><text:s text:c="3"/><text:span text:style-name="T2">retval =WSAStartup(version,&amp;stWSAData);</text:span></text:p>
      <text:p text:style-name="P29"><text:s text:c="3"/><text:span text:style-name="T2">if (retval != 0) error("WSAStartup");</text:span></text:p>
      <text:p text:style-name="P29"><text:s text:c="3"/><text:span text:style-name="T2">port = (unsigned short) atoi(argv[1]);</text:span></text:p>
      <text:p text:style-name="P29"><text:s text:c="3"/><text:span text:style-name="T2">sock=socket(AF_INET, SOCK_STREAM, 0);</text:span></text:p>
      <text:p text:style-name="P29"><text:s text:c="3"/><text:span text:style-name="T2">if (sock == INVALID_SOCKET) error("Opening socket");</text:span></text:p>
      <text:p text:style-name="P29"><text:s text:c="3"/><text:span text:style-name="T2">server.sin_family=AF_INET;</text:span></text:p>
      <text:p text:style-name="P29"><text:s text:c="3"/><text:span text:style-name="T2">server.sin_addr.s_addr=INADDR_ANY;</text:span></text:p>
      <text:p text:style-name="P29"><text:s text:c="3"/><text:span text:style-name="T2">server.sin_port=htons(port); <text:s/></text:span></text:p>
      <text:p text:style-name="P29"><text:s text:c="3"/><text:span text:style-name="T2">len=sizeof(server);</text:span></text:p>
      <text:p text:style-name="P29"><text:s text:c="3"/><text:span text:style-name="T2">if (bind(sock,</text:span></text:p>
      <text:p text:style-name="P29"><text:s text:c="11"/><text:span text:style-name="T2">(struct sockaddr *)&amp;server, </text:span></text:p>
      <text:p text:style-name="P29"><text:s text:c="11"/><text:span text:style-name="T2">len) != 0) </text:span></text:p>
      <text:p text:style-name="P29"><text:soft-page-break/><text:s text:c="8"/><text:span text:style-name="T2">error("binding socket");</text:span></text:p>
      <text:p text:style-name="P29"><text:s text:c="3"/><text:span text:style-name="T2">fromlen=sizeof(from);</text:span></text:p>
      <text:p text:style-name="P29"><text:s text:c="3"/><text:span text:style-name="T2">listen(sock,5);</text:span></text:p>
      <text:p text:style-name="P29"><text:s text:c="3"/><text:span text:style-name="T2">while (1) {</text:span></text:p>
      <text:p text:style-name="P29"><text:s text:c="8"/><text:span text:style-name="T2">newsock=accept(sock,</text:span></text:p>
      <text:p text:style-name="P29"><text:s text:c="18"/><text:span text:style-name="T2">(struct sockaddr *)&amp;from, </text:span></text:p>
      <text:p text:style-name="P29"><text:s text:c="18"/><text:span text:style-name="T2">&amp;fromlen);</text:span></text:p>
      <text:p text:style-name="P29"><text:s text:c="8"/><text:span text:style-name="T2">printf("A connection has been accepted\n");</text:span></text:p>
      <text:p text:style-name="P32"/>
      <text:p text:style-name="P29"><text:s text:c="12"/><text:span text:style-name="T2">n = recv(newsock,buffer,BUFSIZE,0);</text:span></text:p>
      <text:p text:style-name="P29"><text:s text:c="12"/><text:span text:style-name="T2">if (n &lt; 1) {</text:span></text:p>
      <text:p text:style-name="P29"><text:s text:c="16"/><text:span text:style-name="T2">error("Reading from socket");</text:span></text:p>
      <text:p text:style-name="P29"><text:s text:c="12"/><text:span text:style-name="T2">}</text:span></text:p>
      <text:p text:style-name="P29"><text:s text:c="13"/><text:span text:style-name="T2">else {</text:span></text:p>
      <text:p text:style-name="P29"><text:s text:c="16"/><text:span text:style-name="T2">buffer[n]='\0';</text:span></text:p>
      <text:p text:style-name="P29"><text:s text:c="16"/><text:span text:style-name="T2">printf("The message from %s is %s\n",</text:span></text:p>
      <text:p text:style-name="P29"><text:s text:c="18"/><text:span text:style-name="T2">inet_ntoa(from.sin_addr),</text:span></text:p>
      <text:p text:style-name="P29"><text:s text:c="18"/><text:span text:style-name="T2">buffer);</text:span></text:p>
      <text:p text:style-name="P29"><text:s text:c="13"/><text:span text:style-name="T2">}</text:span></text:p>
      <text:p text:style-name="P29"><text:s text:c="13"/><text:span text:style-name="T2">n = send(newsock, msg, strlen(msg),0);</text:span></text:p>
      <text:p text:style-name="P29"><text:s text:c="13"/><text:span text:style-name="T2">if (n != strlen(msg)) error("Writing");</text:span></text:p>
      <text:p text:style-name="P29"><text:s text:c="9"/><text:span text:style-name="T2">closesocket(newsock); </text:span></text:p>
      <text:p text:style-name="P29"><text:s text:c="8"/><text:span text:style-name="T2">}</text:span></text:p>
      <text:p text:style-name="P29"><text:s text:c="3"/><text:span text:style-name="T2">return 0; /* we never get here */</text:span></text:p>
      <text:p text:style-name="P36">}</text:p>
      <text:p text:style-name="P4"><text:a xlink:type="simple" xlink:href="http://www.cs.rpi.edu/courses/netprog/winserver.c"><text:span text:style-name="T9">Download winserver.c here</text:span></text:a></text:p>
      <text:p text:style-name="P4"><text:span text:style-name="T9">Here are the Unix man pages for the functions discussed in this module <text:line-break/></text:span><text:a xlink:type="simple" xlink:href="http://www.gsp.com/cgi-bin/man.cgi?section=2&amp;topic=socket"><text:span text:style-name="T19">socket</text:span></text:a><text:span text:style-name="T9"><text:line-break/></text:span><text:a xlink:type="simple" xlink:href="http://www.gsp.com/cgi-bin/man.cgi?section=2&amp;topic=bind"><text:span text:style-name="T19">bind</text:span></text:a><text:span text:style-name="T9"><text:line-break/></text:span><text:a xlink:type="simple" xlink:href="http://www.gsp.com/cgi-bin/man.cgi?section=2&amp;topic=listen"><text:span text:style-name="T19">listen</text:span></text:a><text:span text:style-name="T9"><text:line-break/></text:span><text:a xlink:type="simple" xlink:href="http://www.gsp.com/cgi-bin/man.cgi?section=2&amp;topic=accept"><text:span text:style-name="T19">accept</text:span></text:a><text:span text:style-name="T9"><text:line-break/></text:span><text:a xlink:type="simple" xlink:href="http://www.gsp.com/cgi-bin/man.cgi?section=3&amp;topic=htons"><text:span text:style-name="T19">htons, htonl, ntohs, nohl</text:span></text:a><text:span text:style-name="T9"><text:line-break/></text:span><text:a xlink:type="simple" xlink:href="http://www.gsp.com/cgi-bin/man.cgi?section=3&amp;topic=inet_ntoa"><text:span text:style-name="T19">inet_ntoa and related functions which manipulate IP addresses</text:span></text:a><text:span text:style-name="T9"><text:line-break/></text:span><text:a xlink:type="simple" xlink:href="http://www.gsp.com/cgi-bin/man.cgi?section=2&amp;topic=connect"><text:span text:style-name="T19">connect </text:span></text:a><text:span text:style-name="T9"><text:line-break/></text:span><text:a xlink:type="simple" xlink:href="http://www.gsp.com/cgi-bin/man.cgi?section=2&amp;topic=recv"><text:span text:style-name="T19">recv, recvfrom</text:span></text:a><text:span text:style-name="T9"><text:line-break/></text:span><text:a xlink:type="simple" xlink:href="http://www.gsp.com/cgi-bin/man.cgi?section=2&amp;topic=send"><text:span text:style-name="T19">send, sendto</text:span></text:a></text:p>
      <text:p text:style-name="P4"><text:a xlink:type="simple" xlink:href="http://msdn.microsoft.com/library/default.asp?url=/library/en-us/winsock/winsock/winsock_functions.asp"><text:span text:style-name="T9">Here is a link to the online help pages for Win32 Sockets</text:span></text:a></text:p>
      <text:p text:style-name="P4"><text:a xlink:type="simple" xlink:href="http://www.gsp.com/cgi-bin/man.cgi?section=3&amp;topic=pthread"><text:span text:style-name="T9">Here is a link to the pthread calls for Unix</text:span></text:a></text:p>
      <text:p text:style-name="P4"><text:a xlink:type="simple" xlink:href="http://msdn.microsoft.com/library/default.asp?url=/library/en-us/dllproc/base/createthread.asp"><text:span text:style-name="T9">Here is the online help for the windows CreateThread call</text:span></text:a></text:p>
      <text:p text:style-name="P4"><text:a xlink:type="simple" xlink:href="http://www.cs.rpi.edu/courses/netprog/WindowsThreads.html"><text:span text:style-name="T9">Click here if you want to learn more about threads in Windows</text:span></text:a></text:p>
      <text:p text:style-name="P7"/>
      <text:h text:style-name="P44" text:outline-level="3">Advanced Sockets</text:h>
      <text:p text:style-name="P24">The basic socket program that we saw in the second class has some limitations. If the receiver executes a read or recv, and the sender is not sending any data, the receiver will be blocked forever. It is easy to imagine a deadlock situation in which each end of a connection is waiting for data from the other.</text:p>
      <text:p text:style-name="P24">Also, there are times when a server has several sockets open and would like to do other things during those period when there is no data on any of the lines, but would like to be signaled when data is available on any of the lines.</text:p>
      <text:p text:style-name="P25">I/O Multiplexing: The select function</text:p>
      <text:p text:style-name="P4"><text:span text:style-name="T9">There are several mechanisms which can be used to address these problems. In general, the preferred solution is to use the </text:span><text:span text:style-name="Teletype"><text:span text:style-name="T9">select</text:span></text:span><text:span text:style-name="T9"> function. This function is somewhat awkward to use, but it solves the two problems mentioned above. It allows the process to sleep, but be awakened when any one of multiple events occurs. It also allows the process to set a timer and to be awakened if none of the events occur during that time period.</text:span></text:p>
      <text:p text:style-name="P24">Here is the function prototype</text:p>
      <text:p text:style-name="P39">#include &lt;sys/select.h&gt;</text:p>
      <text:p text:style-name="P31">#include &lt;sys/time.h&gt;</text:p>
      <text:p text:style-name="P32"/>
      <text:p text:style-name="P31">int select(int maxfd, </text:p>
      <text:p text:style-name="P29"><text:s text:c="11"/><text:span text:style-name="T2">fd_set *readset, </text:span></text:p>
      <text:p text:style-name="P29"><text:s text:c="11"/><text:span text:style-name="T2">fd_set *writeset, </text:span></text:p>
      <text:p text:style-name="P29"><text:s text:c="11"/><text:span text:style-name="T2">fd_set *errset, </text:span></text:p>
      <text:p text:style-name="P29"><text:s text:c="11"/><text:span text:style-name="T2">const struct timeval *timeout)</text:span></text:p>
      <text:p text:style-name="P32"/>
      <text:p text:style-name="P31">struct timeval {</text:p>
      <text:p text:style-name="P29"><text:s text:c="3"/><text:span text:style-name="T2">long tv_sec; <text:s/>/* seconds */</text:span></text:p>
      <text:p text:style-name="P29"><text:s text:c="3"/><text:span text:style-name="T2">long tv_usec; /* microseconds */</text:span></text:p>
      <text:p text:style-name="P36">};</text:p>
      <text:p text:style-name="P4"><text:a xlink:type="simple" xlink:href="http://www.gsp.com/cgi-bin/man.cgi?section=2&amp;topic=select"><text:span text:style-name="T9">Here is the FreeBSD man page for select.</text:span></text:a></text:p>
      <text:p text:style-name="P24">An fd_set is a set of file descriptors. The structure fd_set is an opaque structure, the user does not need to know what the internal structure looks like because there are four macros which perform all of the useful operations.</text:p>
      <text:p text:style-name="P24">Here are the macros:</text:p>
      <text:p text:style-name="P38"><text:s text:c="2"/><text:span text:style-name="T2">void FD_SET(fd, &amp;fdset); <text:s/>//sets a file descriptor</text:span></text:p>
      <text:p text:style-name="P32"/>
      <text:p text:style-name="P29"><text:s text:c="2"/><text:span text:style-name="T2">void FD_CLR(fd, &amp;fdset); // clears a file descriptor</text:span></text:p>
      <text:p text:style-name="P32"/>
      <text:p text:style-name="P29"><text:s text:c="2"/><text:span text:style-name="T2">int FD_ISSET(fd, &amp;fdset); // is a file descriptor set?</text:span></text:p>
      <text:p text:style-name="P32"/>
      <text:p text:style-name="P33"><text:s text:c="2"/><text:span text:style-name="T2">void FD_ZERO(&amp;fdset); //clears all file descriptors</text:span></text:p>
      <text:p text:style-name="P24">Here is the basic algorithm for reading from a set of file descriptors:</text:p>
      <text:list xml:id="list4976188386207596967" text:style-name="L6">
        <text:list-item>
          <text:p text:style-name="P10"><text:soft-page-break/>Create an instance of an fd_set</text:p>
          <text:p text:style-name="P35"><text:s text:c="6"/><text:span text:style-name="T4">struct fd_set readset; <text:s text:c="2"/></text:span></text:p>
        </text:list-item>
        <text:list-item>
          <text:p text:style-name="P10">Initialize it by clearing all its values</text:p>
          <text:p text:style-name="P35"><text:s text:c="6"/><text:span text:style-name="T4">FD_ZERO(&amp;readset); </text:span></text:p>
        </text:list-item>
        <text:list-item>
          <text:p text:style-name="P10">Set one or more file descriptors in the set with FD_SET. This macro adds file descriptor zero to the set</text:p>
          <text:p text:style-name="P35"><text:s text:c="6"/><text:span text:style-name="T4">FD_SET(0, &amp;readset); </text:span></text:p>
        </text:list-item>
        <text:list-item>
          <text:p text:style-name="P18">If you wish to set a timer, create an instance of a timeval and fill in its seconds and microseconds values. Note that you can apparently set a timer to the nearest microsecond, but in fact most systems cannot time events more accurately than 10 msec or so.</text:p>
        </text:list-item>
        <text:list-item>
          <text:p text:style-name="P18">Call select with the following arguments.</text:p>
          <text:list>
            <text:list-item>
              <text:p text:style-name="P18">maxfd is the highest file descriptor plus 1 in any of the sets</text:p>
            </text:list-item>
            <text:list-item>
              <text:p text:style-name="P18">readset is the set of file descriptors that we are waiting on</text:p>
            </text:list-item>
            <text:list-item>
              <text:p text:style-name="P18">writeset and errset should normally be set to NULL. More on these below.</text:p>
            </text:list-item>
            <text:list-item>
              <text:p text:style-name="P10">If you want to wake up after a specified amount of time if no data has arrived, set the last argument. If you want to wait indefinitely, set timeout to NULL.</text:p>
            </text:list-item>
          </text:list>
        </text:list-item>
      </text:list>
      <text:p text:style-name="P24">Select will sleep until either data is available on one of the set file descriptors or the timer goes off. In the former case, select will return the number of file descriptors that have data. If the timer goes off, select will return 0. Select will return a negative value if some sort of exception occurred.</text:p>
      <text:p text:style-name="P24">If more than one fd is set, you need enter a loop which calls the macro FD_ISSET on each file descriptor to determine which one has data.</text:p>
      <text:p text:style-name="P4"><text:span text:style-name="T9">You can set the values of the timer to zero, which would force a call to select to return immediately even if there is no data. This is a </text:span><text:span text:style-name="Emphasis"><text:span text:style-name="T9">non-blocking read</text:span></text:span><text:span text:style-name="T9">.</text:span></text:p>
      <text:p text:style-name="P24">As usual, some sample programs will help to explain this. This program listens for the user to type some input into standard input. If the user has not entered any input within five seconds, the program wakes up, displays a suitable message, and terminates. (When you are testing this program, recall that characters typed at the keyboard into standard input are not actually sent to the program until the user hits the <text:span text:style-name="T18">enter</text:span> key).</text:p>
      <text:p text:style-name="P38"><text:s text:c="2"/><text:span text:style-name="T2">1 #include &lt;stdio.h&gt;</text:span></text:p>
      <text:p text:style-name="P29"><text:s text:c="2"/><text:span text:style-name="T2">2 #include &lt;sys/time.h&gt;</text:span></text:p>
      <text:p text:style-name="P29"><text:s text:c="2"/><text:span text:style-name="T2">3 #include &lt;sys/types.h&gt;</text:span></text:p>
      <text:p text:style-name="P29"><text:s text:c="2"/><text:span text:style-name="T2">4 #include &lt;unistd.h&gt;</text:span></text:p>
      <text:p text:style-name="P29"><text:s text:c="2"/><text:span text:style-name="T2">5</text:span></text:p>
      <text:p text:style-name="P29"><text:s text:c="2"/><text:span text:style-name="T2">6 int main() {</text:span></text:p>
      <text:p text:style-name="P29"><text:s text:c="2"/><text:span text:style-name="T2">7 <text:s text:c="3"/>fd_set rfds;</text:span></text:p>
      <text:p text:style-name="P29"><text:s text:c="2"/><text:span text:style-name="T2">8 <text:s text:c="3"/>struct timeval tv;</text:span></text:p>
      <text:p text:style-name="P29"><text:s text:c="2"/><text:span text:style-name="T2">9 <text:s text:c="3"/>int retval,n;</text:span></text:p>
      <text:p text:style-name="P29"><text:s/><text:span text:style-name="T2">10 <text:s text:c="3"/>char buffer[256];</text:span></text:p>
      <text:p text:style-name="P29"><text:s/><text:span text:style-name="T2">11</text:span></text:p>
      <text:p text:style-name="P29"><text:s/><text:span text:style-name="T2">12 <text:s text:c="2"/>/* Watch stdin (fd 0) to see when it has input. */</text:span></text:p>
      <text:p text:style-name="P29"><text:soft-page-break/><text:s/><text:span text:style-name="T2">13 <text:s text:c="2"/>FD_ZERO(&amp;rfds);</text:span></text:p>
      <text:p text:style-name="P29"><text:s/><text:span text:style-name="T2">14 <text:s text:c="2"/>FD_SET(0, &amp;rfds);</text:span></text:p>
      <text:p text:style-name="P29"><text:s/><text:span text:style-name="T2">15 <text:s text:c="2"/>/* Wait up to five seconds. */</text:span></text:p>
      <text:p text:style-name="P29"><text:s/><text:span text:style-name="T2">16 <text:s text:c="2"/>tv.tv_sec = 5;</text:span></text:p>
      <text:p text:style-name="P29"><text:s/><text:span text:style-name="T2">17 <text:s text:c="2"/>tv.tv_usec = 0;</text:span></text:p>
      <text:p text:style-name="P29"><text:s/><text:span text:style-name="T2">18</text:span></text:p>
      <text:p text:style-name="P29"><text:s/><text:span text:style-name="T2">19 <text:s text:c="2"/>retval = select(1, &amp;rfds, NULL, NULL, &amp;tv);</text:span></text:p>
      <text:p text:style-name="P29"><text:s/><text:span text:style-name="T2">20</text:span></text:p>
      <text:p text:style-name="P29"><text:s/><text:span text:style-name="T2">21 <text:s text:c="2"/>if (retval) {</text:span></text:p>
      <text:p text:style-name="P29"><text:s/><text:span text:style-name="T2">22 <text:s text:c="5"/>/* FD_ISSET(0, &amp;rfds) will be true. */</text:span></text:p>
      <text:p text:style-name="P29"><text:s/><text:span text:style-name="T2">23 <text:s text:c="6"/>n = read(0,buffer,255);</text:span></text:p>
      <text:p text:style-name="P29"><text:s/><text:span text:style-name="T2">24 <text:s text:c="6"/>if (n &gt; 0) {</text:span></text:p>
      <text:p text:style-name="P29"><text:s/><text:span text:style-name="T2">25 <text:s text:c="5"/>buffer[n]='\0';</text:span></text:p>
      <text:p text:style-name="P29"><text:s/><text:span text:style-name="T2">26 <text:s text:c="8"/>printf("Data is available: %s\n",buffer);</text:span></text:p>
      <text:p text:style-name="P29"><text:s/><text:span text:style-name="T2">27 <text:s text:c="6"/>}</text:span></text:p>
      <text:p text:style-name="P29"><text:s/><text:span text:style-name="T2">28 <text:s text:c="6"/>else printf("error on read\n");</text:span></text:p>
      <text:p text:style-name="P29"><text:s/><text:span text:style-name="T2">29 <text:s text:c="2"/>}</text:span></text:p>
      <text:p text:style-name="P29"><text:s/><text:span text:style-name="T2">30 <text:s text:c="2"/>else</text:span></text:p>
      <text:p text:style-name="P29"><text:s/><text:span text:style-name="T2">31 <text:s text:c="6"/>printf("No data within five seconds.\n");</text:span></text:p>
      <text:p text:style-name="P29"><text:s/><text:span text:style-name="T2">32 <text:s text:c="2"/>exit(0);</text:span></text:p>
      <text:p text:style-name="P33"><text:s/><text:span text:style-name="T2">33 }</text:span></text:p>
      <text:p text:style-name="P4"><text:a xlink:type="simple" xlink:href="http://www.cs.rpi.edu/courses/netprog/select.c"><text:span text:style-name="T9">Download it here.</text:span></text:a></text:p>
      <text:p text:style-name="P24">Here is a concurrent echo server that uses select.</text:p>
      <text:p text:style-name="P38"><text:s text:c="5"/><text:span text:style-name="T2">1 <text:s/></text:span></text:p>
      <text:p text:style-name="P29"><text:s text:c="5"/><text:span text:style-name="T2">2 <text:s/>/* a single process concurrent server using select */</text:span></text:p>
      <text:p text:style-name="P29"><text:s text:c="5"/><text:span text:style-name="T2">3 <text:s/>#include &lt;sys/types.h&gt;</text:span></text:p>
      <text:p text:style-name="P29"><text:s text:c="5"/><text:span text:style-name="T2">4 <text:s/>#include &lt;sys/socket.h&gt;</text:span></text:p>
      <text:p text:style-name="P29"><text:s text:c="5"/><text:span text:style-name="T2">5 <text:s/>#include &lt;sys/time.h&gt;</text:span></text:p>
      <text:p text:style-name="P29"><text:s text:c="5"/><text:span text:style-name="T2">6 <text:s/>#include &lt;netinet/in.h&gt;</text:span></text:p>
      <text:p text:style-name="P29"><text:s text:c="5"/><text:span text:style-name="T2">7 <text:s/>#include &lt;unistd.h&gt;</text:span></text:p>
      <text:p text:style-name="P29"><text:s text:c="5"/><text:span text:style-name="T2">8 <text:s/>#include &lt;stdio.h&gt;</text:span></text:p>
      <text:p text:style-name="P29"><text:s text:c="5"/><text:span text:style-name="T2">9 <text:s/>#define BUFSIZE 1024</text:span></text:p>
      <text:p text:style-name="P29"><text:s text:c="4"/><text:span text:style-name="T2">10 <text:s/></text:span></text:p>
      <text:p text:style-name="P29"><text:s text:c="4"/><text:span text:style-name="T2">11 <text:s/>int echo(int), SetupSocket();</text:span></text:p>
      <text:p text:style-name="P29"><text:s text:c="4"/><text:span text:style-name="T2">12 <text:s/>void error(char *);</text:span></text:p>
      <text:p text:style-name="P29"><text:s text:c="4"/><text:span text:style-name="T2">13 <text:s/></text:span></text:p>
      <text:p text:style-name="P29"><text:s text:c="4"/><text:span text:style-name="T2">14 <text:s/>int main(int argc, char *argv[])</text:span></text:p>
      <text:p text:style-name="P29"><text:s text:c="4"/><text:span text:style-name="T2">15 <text:s/>{</text:span></text:p>
      <text:p text:style-name="P29"><text:s text:c="4"/><text:span text:style-name="T2">16 <text:s text:c="6"/>struct sockaddr_in from;</text:span></text:p>
      <text:p text:style-name="P29"><text:s text:c="4"/><text:span text:style-name="T2">17 <text:s text:c="6"/>int msock; <text:s text:c="6"/>/* master socket */</text:span></text:p>
      <text:p text:style-name="P29"><text:s text:c="4"/><text:span text:style-name="T2">18 <text:s text:c="6"/>fd_set rfds; <text:s text:c="4"/>/* read file descriptors */</text:span></text:p>
      <text:p text:style-name="P29"><text:s text:c="4"/><text:span text:style-name="T2">19 <text:s text:c="6"/>fd_set afds; <text:s text:c="4"/>/* active fds */</text:span></text:p>
      <text:p text:style-name="P29"><text:s text:c="4"/><text:span text:style-name="T2">20 <text:s text:c="6"/>int <text:s text:c="3"/>alen;</text:span></text:p>
      <text:p text:style-name="P29"><text:s text:c="4"/><text:span text:style-name="T2">21 <text:s text:c="6"/>int fd, nfds, n;</text:span></text:p>
      <text:p text:style-name="P29"><text:s text:c="4"/><text:span text:style-name="T2">22 <text:s/></text:span></text:p>
      <text:p text:style-name="P29"><text:s text:c="4"/><text:span text:style-name="T2">23 <text:s text:c="6"/>msock = SetupSocket(); </text:span></text:p>
      <text:p text:style-name="P29"><text:s text:c="4"/><text:span text:style-name="T2">24 <text:s/></text:span></text:p>
      <text:p text:style-name="P29"><text:s text:c="4"/><text:span text:style-name="T2">25 <text:s text:c="6"/>FD_ZERO(&amp;afds);</text:span></text:p>
      <text:p text:style-name="P29"><text:s text:c="4"/><text:span text:style-name="T2">26 <text:s text:c="6"/>FD_SET(msock,&amp;afds);</text:span></text:p>
      <text:p text:style-name="P29"><text:s text:c="4"/><text:span text:style-name="T2">27 <text:s text:c="6"/>nfds = 4; <text:s/>/* number of open file descriptors plus 1 */</text:span></text:p>
      <text:p text:style-name="P29"><text:soft-page-break/><text:s text:c="4"/><text:span text:style-name="T2">28 <text:s text:c="6"/>while (1) { <text:s text:c="7"/></text:span></text:p>
      <text:p text:style-name="P29"><text:s text:c="4"/><text:span text:style-name="T2">29 <text:s text:c="9"/>memcpy((char *)&amp;rfds, (char *)&amp;afds, <text:s/>sizeof(rfds));</text:span></text:p>
      <text:p text:style-name="P29"><text:s text:c="4"/><text:span text:style-name="T2">30 <text:s text:c="9"/>n = select(nfds,&amp;rfds,NULL, NULL, NULL);</text:span></text:p>
      <text:p text:style-name="P29"><text:s text:c="4"/><text:span text:style-name="T2">31 <text:s text:c="9"/>if (n &lt; 0) error("select");</text:span></text:p>
      <text:p text:style-name="P29"><text:s text:c="4"/><text:span text:style-name="T2">32 <text:s text:c="9"/>if (FD_ISSET(msock, &amp;rfds)) {</text:span></text:p>
      <text:p text:style-name="P29"><text:s text:c="4"/><text:span text:style-name="T2">33 <text:s text:c="14"/>int ssock;</text:span></text:p>
      <text:p text:style-name="P29"><text:s text:c="4"/><text:span text:style-name="T2">34 <text:s text:c="14"/>alen = sizeof(from);</text:span></text:p>
      <text:p text:style-name="P29"><text:s text:c="4"/><text:span text:style-name="T2">35 <text:s text:c="14"/>ssock = accept(msock, (struct sockaddr *)</text:span></text:p>
      <text:p text:style-name="P29"><text:s text:c="4"/><text:span text:style-name="T2">36 <text:s text:c="22"/>&amp;from,&amp;alen);</text:span></text:p>
      <text:p text:style-name="P29"><text:s text:c="4"/><text:span text:style-name="T2">37 <text:s text:c="14"/>if (ssock &lt; 0) error("accept");</text:span></text:p>
      <text:p text:style-name="P29"><text:s text:c="4"/><text:span text:style-name="T2">38 <text:s text:c="14"/>printf("Accepted a connection, the new socket is %d\n",ssock);</text:span></text:p>
      <text:p text:style-name="P29"><text:s text:c="4"/><text:span text:style-name="T2">39 <text:s text:c="14"/>FD_SET(ssock,&amp;afds);</text:span></text:p>
      <text:p text:style-name="P29"><text:s text:c="4"/><text:span text:style-name="T2">40 <text:s text:c="14"/>nfds++;</text:span></text:p>
      <text:p text:style-name="P29"><text:s text:c="4"/><text:span text:style-name="T2">41 <text:s text:c="9"/>}</text:span></text:p>
      <text:p text:style-name="P29"><text:s text:c="4"/><text:span text:style-name="T2">42 <text:s text:c="9"/>for (fd = 0;fd&lt;nfds;++fd)</text:span></text:p>
      <text:p text:style-name="P29"><text:s text:c="4"/><text:span text:style-name="T2">43 <text:s text:c="11"/>if (fd != msock &amp;&amp; FD_ISSET(fd, &amp;rfds)) {</text:span></text:p>
      <text:p text:style-name="P29"><text:s text:c="4"/><text:span text:style-name="T2">44 <text:s text:c="13"/>printf ("The message is on socket %d\n",fd);</text:span></text:p>
      <text:p text:style-name="P29"><text:s text:c="4"/><text:span text:style-name="T2">45 <text:s text:c="18"/>if (echo(fd) == 0) {</text:span></text:p>
      <text:p text:style-name="P29"><text:s text:c="4"/><text:span text:style-name="T2">46 <text:s text:c="21"/>close(fd);</text:span></text:p>
      <text:p text:style-name="P29"><text:s text:c="4"/><text:span text:style-name="T2">47 <text:s text:c="21"/>FD_CLR(fd, &amp;afds);</text:span></text:p>
      <text:p text:style-name="P29"><text:s text:c="4"/><text:span text:style-name="T2">48 <text:s text:c="18"/>}</text:span></text:p>
      <text:p text:style-name="P29"><text:s text:c="4"/><text:span text:style-name="T2">49 <text:s text:c="11"/>}</text:span></text:p>
      <text:p text:style-name="P29"><text:s text:c="4"/><text:span text:style-name="T2">50 <text:s text:c="7"/>} /* end of while */</text:span></text:p>
      <text:p text:style-name="P29"><text:s text:c="4"/><text:span text:style-name="T2">51 <text:s/>}</text:span></text:p>
      <text:p text:style-name="P29"><text:s text:c="4"/><text:span text:style-name="T2">52 <text:s/></text:span></text:p>
      <text:p text:style-name="P29"><text:s text:c="4"/><text:span text:style-name="T2">53 <text:s/>/*** echo() ************/</text:span></text:p>
      <text:p text:style-name="P29"><text:s text:c="4"/><text:span text:style-name="T2">54 <text:s/>int echo(int fd)</text:span></text:p>
      <text:p text:style-name="P29"><text:s text:c="4"/><text:span text:style-name="T2">55 <text:s/>{</text:span></text:p>
      <text:p text:style-name="P29"><text:s text:c="4"/><text:span text:style-name="T2">56 <text:s text:c="4"/>char buf[BUFSIZE]; </text:span></text:p>
      <text:p text:style-name="P29"><text:s text:c="4"/><text:span text:style-name="T2">57 <text:s text:c="4"/>int n;</text:span></text:p>
      <text:p text:style-name="P29"><text:s text:c="4"/><text:span text:style-name="T2">58 <text:s text:c="4"/>n = read(fd,buf,BUFSIZE);</text:span></text:p>
      <text:p text:style-name="P29"><text:s text:c="4"/><text:span text:style-name="T2">59 <text:s text:c="4"/>if (n &lt; 0) error("read");</text:span></text:p>
      <text:p text:style-name="P29"><text:s text:c="4"/><text:span text:style-name="T2">60 <text:s text:c="4"/>if (n == 0) return 0;</text:span></text:p>
      <text:p text:style-name="P29"><text:s text:c="4"/><text:span text:style-name="T2">61 <text:s text:c="4"/>if (write(1,buf,n) &lt; 0) <text:s/>error("writing");</text:span></text:p>
      <text:p text:style-name="P29"><text:s text:c="4"/><text:span text:style-name="T2">62 <text:s text:c="4"/>if (write(1,"\n",1) &lt; 0) error("writing");;</text:span></text:p>
      <text:p text:style-name="P29"><text:s text:c="4"/><text:span text:style-name="T2">63 <text:s text:c="4"/>if (write(fd,buf,n) &lt; 0) error("writing");</text:span></text:p>
      <text:p text:style-name="P29"><text:s text:c="4"/><text:span text:style-name="T2">64 <text:s text:c="4"/>return n;</text:span></text:p>
      <text:p text:style-name="P29"><text:s text:c="4"/><text:span text:style-name="T2">65 <text:s/>}</text:span></text:p>
      <text:p text:style-name="P29"><text:s text:c="4"/><text:span text:style-name="T2">66 <text:s/></text:span></text:p>
      <text:p text:style-name="P29"><text:s text:c="4"/><text:span text:style-name="T2">67 <text:s/>void error(char *msg)</text:span></text:p>
      <text:p text:style-name="P29"><text:s text:c="4"/><text:span text:style-name="T2">68 <text:s/>{</text:span></text:p>
      <text:p text:style-name="P29"><text:s text:c="4"/><text:span text:style-name="T2">69 <text:s text:c="5"/>perror(msg);</text:span></text:p>
      <text:p text:style-name="P29"><text:s text:c="4"/><text:span text:style-name="T2">70 <text:s text:c="5"/>exit(0);</text:span></text:p>
      <text:p text:style-name="P29"><text:s text:c="4"/><text:span text:style-name="T2">71 <text:s/>}</text:span></text:p>
      <text:p text:style-name="P29"><text:s text:c="4"/><text:span text:style-name="T2">72 <text:s/></text:span></text:p>
      <text:p text:style-name="P29"><text:s text:c="4"/><text:span text:style-name="T2">73 <text:s/>/* SetUpSocket() ***</text:span></text:p>
      <text:p text:style-name="P29"><text:s text:c="4"/><text:span text:style-name="T2">74 <text:s/>creates a server socket</text:span></text:p>
      <text:p text:style-name="P29"><text:s text:c="4"/><text:span text:style-name="T2">75 <text:s/>*/</text:span></text:p>
      <text:p text:style-name="P29"><text:s text:c="4"/><text:span text:style-name="T2">76 <text:s/>int SetupSocket()</text:span></text:p>
      <text:p text:style-name="P29"><text:s text:c="4"/><text:span text:style-name="T2">77 <text:s/>{</text:span></text:p>
      <text:p text:style-name="P29"><text:s text:c="4"/><text:span text:style-name="T2">78 <text:s text:c="5"/>int sockfd, len;</text:span></text:p>
      <text:p text:style-name="P29"><text:soft-page-break/><text:s text:c="4"/><text:span text:style-name="T2">79 <text:s text:c="5"/>struct sockaddr_in server; <text:s/></text:span></text:p>
      <text:p text:style-name="P29"><text:s text:c="4"/><text:span text:style-name="T2">80 <text:s/></text:span></text:p>
      <text:p text:style-name="P29"><text:s text:c="4"/><text:span text:style-name="T2">81 <text:s text:c="5"/>if ((sockfd = socket(AF_INET, SOCK_STREAM, 0)) &lt; 0)</text:span></text:p>
      <text:p text:style-name="P29"><text:s text:c="4"/><text:span text:style-name="T2">82 <text:s text:c="8"/>error("socket");</text:span></text:p>
      <text:p text:style-name="P29"><text:s text:c="4"/><text:span text:style-name="T2">83 <text:s text:c="5"/>server.sin_family=AF_INET;</text:span></text:p>
      <text:p text:style-name="P29"><text:s text:c="4"/><text:span text:style-name="T2">84 <text:s text:c="5"/>server.sin_addr.s_addr=INADDR_ANY;</text:span></text:p>
      <text:p text:style-name="P29"><text:s text:c="4"/><text:span text:style-name="T2">85 <text:s text:c="5"/>server.sin_port=htons(51718); <text:s/></text:span></text:p>
      <text:p text:style-name="P29"><text:s text:c="4"/><text:span text:style-name="T2">86 <text:s text:c="5"/>len=sizeof server;</text:span></text:p>
      <text:p text:style-name="P29"><text:s text:c="4"/><text:span text:style-name="T2">87 <text:s text:c="5"/>if (bind(sockfd,(struct sockaddr *)&amp;server,len) &lt; 0) </text:span></text:p>
      <text:p text:style-name="P29"><text:s text:c="4"/><text:span text:style-name="T2">88 <text:s text:c="9"/>error("binding socket");</text:span></text:p>
      <text:p text:style-name="P29"><text:s text:c="4"/><text:span text:style-name="T2">89 <text:s text:c="5"/>if (listen(sockfd,5)&lt;0)</text:span></text:p>
      <text:p text:style-name="P29"><text:s text:c="4"/><text:span text:style-name="T2">90 <text:s text:c="9"/>error("listen");</text:span></text:p>
      <text:p text:style-name="P29"><text:s text:c="4"/><text:span text:style-name="T2">91 <text:s text:c="5"/>return sockfd;</text:span></text:p>
      <text:p text:style-name="P29"><text:s text:c="4"/><text:span text:style-name="T2">92 <text:s/>}</text:span></text:p>
      <text:p text:style-name="P33"><text:s text:c="4"/><text:span text:style-name="T2">93 <text:s/></text:span></text:p>
      <text:p text:style-name="P24">This is a fully functioning server. It creates a listening socket called msock in the function SetUpSocket. It initializes the active file descriptor set afds and sets the master file descriptor in lines 25 and 26. The while loop copies the active file descriptor set the read file descriptor set and then calls select (line 30). The last argument is NULL, so no timer is set.</text:p>
      <text:p text:style-name="P24">The call to select will return under two conditions (or an exception). If the listening socket is set, then a new connection has been accepted and the program calls accept. Accept returns a new file descriptor and this is added to the set of active file descriptors. Otherwise, one of the already active connections has received some data from the client. In this case, the program calls echo, which reads the data, echos it, and closes the socket. When the socket is closed, it is removed from the set of active file descriptors.</text:p>
      <text:p text:style-name="P24">Note that the file descriptor set has to be reset each time that select is called.</text:p>
      <text:p text:style-name="P4"><text:a xlink:type="simple" xlink:href="http://www.cs.rpi.edu/courses/netprog/selectserver.c"><text:span text:style-name="T9">You can download the program here</text:span></text:a></text:p>
      <text:p text:style-name="P24">What about those other two arguments, writeset and errset? If some of the file descriptors in writeset are set, then select will return when one or more of these are available for writing. Recall that it is possible for a write to a socket to block. Suppose the writer (sender) has written some data and the receiving application has not gotten around to executing a read (recv) so the TCP buffers on the receiver are full, and the receiver is advertising a zero size window. In this case, if the sender tries to write, the write will block until the receiver advertises a non-zero window size.</text:p>
      <text:p text:style-name="P24">If some of the file descriptors in errset are set, then select will return if one or more of these has out-of-band data.</text:p>
      <text:p text:style-name="P24">Both of these situations are unusual.</text:p>
      <text:p text:style-name="P24">A socket is ready for reading when a read operation would not block. There are four such situations:</text:p>
      <text:list xml:id="list5347354406111826099" text:style-name="L7">
        <text:list-item>
          <text:p text:style-name="P19">The number of bytes available for reading is greater than the low-water mark for the socket receive buffer.</text:p>
        </text:list-item>
        <text:list-item>
          <text:p text:style-name="P19">The read half of the connection is closed (the TCP connection has received a FIN from its peer).</text:p>
        </text:list-item>
        <text:list-item>
          <text:p text:style-name="P19">The socket is a listening socket and the number of completed connections is greater than <text:soft-page-break/>zero.</text:p>
        </text:list-item>
        <text:list-item>
          <text:p text:style-name="P11">A socket error is pending.</text:p>
        </text:list-item>
      </text:list>
      <text:p text:style-name="P24">The select function can be used to solve the two problems which introduced this class. To avoid the deadlock situation in which a receiver is expecting data from its peer and has executed a read, but the peer is also trying to read data, simply set the timer to some reasonable time and return. It would be trivial to modify the first program to read from a socket instead of from stdin. Of course figuring out what to do if the timer goes off may present a different problem.</text:p>
      <text:p text:style-name="P4"><text:span text:style-name="T9">The select function is available on Win32 as well. </text:span><text:a xlink:type="simple" xlink:href="http://www.codersource.net/winsock_tutorial_server_select_model.html"><text:span text:style-name="T19">Here is a web site that describes its use.</text:span></text:a><text:span text:style-name="T9"> and </text:span><text:a xlink:type="simple" xlink:href="http://msdn.microsoft.com/library/default.asp?url=/library/en-us/winsock/winsock/select_2.asp"><text:span text:style-name="T19">here is the Microsoft Online help page for select</text:span></text:a></text:p>
      <text:h text:style-name="P45" text:outline-level="3">Using alarms to cause a read to time out</text:h>
      <text:p text:style-name="P24">Another way to cause a read or recv or recvfrom to return after a set amount of time if no data has appeared is to use the alarm function. Recall that an interrupt is an asynchronous event which can happen at any time. When an interrupt occurs, the processor stops executing instructions in the current running process and executes an interrupt handler function in the kernel. Unix systems have a software interrupt mechanism called signals.</text:p>
      <text:p text:style-name="P4"><text:span text:style-name="T9">The </text:span><text:span text:style-name="Teletype"><text:span text:style-name="T9">read, recv</text:span></text:span><text:span text:style-name="T9">, and </text:span><text:span text:style-name="Teletype"><text:span text:style-name="T9">recvfrom</text:span></text:span><text:span text:style-name="T9"> system calls are supposed to return with error EINTR if a signal (interrupt) is received. However on some systems such as FreeBSD the default is to disable this; while on other systems such as Solaris, the default is not to disable this. The action of restarting a read without returning if an interrupt occurred is called a restart. You can control restart behavior with the </text:span><text:span text:style-name="Teletype"><text:span text:style-name="T9">siginterrupt</text:span></text:span><text:span text:style-name="T9"> function. Here is part of the man page for this.</text:span></text:p>
      <text:p text:style-name="P39">#include &lt;signal.h&gt;</text:p>
      <text:p text:style-name="P32"/>
      <text:p text:style-name="P31">int siginterrupt(int sig, int flag);</text:p>
      <text:p text:style-name="P32"/>
      <text:p text:style-name="P31">DESCRIPTION</text:p>
      <text:p text:style-name="P31">The siginterrupt() function is used to change the system call restart</text:p>
      <text:p text:style-name="P31">behavior when a system call is interrupted by the specified signal. <text:s/>If</text:p>
      <text:p text:style-name="P31">the flag is false (0), then system calls will be restarted if they are</text:p>
      <text:p text:style-name="P31">interrupted by the specified signal and no data has been transferred yet.</text:p>
      <text:p text:style-name="P31">System call restart has been the default behavior since 4.2BSD, and is</text:p>
      <text:p text:style-name="P31">the default behaviour for signal(3) on FreeBSD.</text:p>
      <text:p text:style-name="P32"/>
      <text:p text:style-name="P31">If the flag is true (1), then restarting of system calls is disabled. <text:s/>If</text:p>
      <text:p text:style-name="P31">a system call is interrupted by the specified signal and no data has been</text:p>
      <text:p text:style-name="P31">transferred, the system call will return -1 with the global variable</text:p>
      <text:p text:style-name="P31">errno set to EINTR. <text:s/>Interrupted system calls that have started transfer-</text:p>
      <text:p text:style-name="P31"><text:soft-page-break/>ring data will return the amount of data actually transferred. <text:s/>System</text:p>
      <text:p text:style-name="P31">call interrupt is the signal behavior found on 4.1BSD and AT&amp;T System V</text:p>
      <text:p text:style-name="P36">UNIX systems.</text:p>
      <text:p text:style-name="P24">If you would like read or recv to return after a period of time rather than be blocked indefinitely if there is nothing to read, and you were too lazy to track all of the complexities of the select function, you can use this feature by setting an alarm.</text:p>
      <text:p text:style-name="P4"><text:span text:style-name="T9">The </text:span><text:span text:style-name="Teletype"><text:span text:style-name="T9">alarm(int t)</text:span></text:span><text:span text:style-name="T9"> function causes a SIGALRM signal to be sent after </text:span><text:span text:style-name="Teletype"><text:span text:style-name="T9">t</text:span></text:span><text:span text:style-name="T9"> seconds. The default signal handler for SIGALRM is to terminate the program, so you have to write an alternative signal handler, which includes whatever action you want to happen if the alarm goes off.</text:span></text:p>
      <text:p text:style-name="P4"><text:span text:style-name="T9">To set a signal handler for a signal, use the </text:span><text:span text:style-name="Teletype"><text:span text:style-name="T9">signal</text:span></text:span><text:span text:style-name="T9"> function. This takes two arguments, the signal and the name of the function that will be the signal handler.</text:span></text:p>
      <text:p text:style-name="P24">Here is a UDP server that waits for datagram. If it has not received a datagram within five seconds of starting, it gives up. The interesting lines have this /****/; the other lines are the standard udp server stuff.</text:p>
      <text:p text:style-name="P39">/* This program creates a datagram server process </text:p>
      <text:p text:style-name="P29"><text:s text:c="3"/><text:span text:style-name="T2">in the internet domain on Unix. <text:s/>It times out</text:span></text:p>
      <text:p text:style-name="P29"><text:s text:c="3"/><text:span text:style-name="T2">if no datagram is received within 5 seconds</text:span></text:p>
      <text:p text:style-name="P31">*/</text:p>
      <text:p text:style-name="P31">#include &lt;sys/types.h&gt;</text:p>
      <text:p text:style-name="P31">#include &lt;sys/socket.h&gt;</text:p>
      <text:p text:style-name="P31">#include &lt;netinet/in.h&gt;</text:p>
      <text:p text:style-name="P31">#include &lt;netdb.h&gt;</text:p>
      <text:p text:style-name="P31">#include &lt;stdio.h&gt;</text:p>
      <text:p text:style-name="P31">#include &lt;strings.h&gt;</text:p>
      <text:p text:style-name="P31">#include &lt;arpa/inet.h&gt; </text:p>
      <text:p text:style-name="P31">#include &lt;stdlib.h&gt; /* for atoi */</text:p>
      <text:p text:style-name="P31">#include &lt;signal.h&gt;</text:p>
      <text:p text:style-name="P31">#include &lt;unistd.h&gt; /* for alarm */</text:p>
      <text:p text:style-name="P31">#include &lt;errno.h&gt; <text:s/>/* for EINTR */</text:p>
      <text:p text:style-name="P31">#define BUFSIZE 1024</text:p>
      <text:p text:style-name="P32"/>
      <text:p text:style-name="P31">void sig_alm(int signo) <text:s/>/*****/</text:p>
      <text:p text:style-name="P31">{</text:p>
      <text:p text:style-name="P29"><text:s text:c="2"/><text:span text:style-name="T2">printf("The alarm went off\n"); /*****/</text:span></text:p>
      <text:p text:style-name="P31">}</text:p>
      <text:p text:style-name="P31">extern int errno;</text:p>
      <text:p text:style-name="P32"/>
      <text:p text:style-name="P31">void error(char *);</text:p>
      <text:p text:style-name="P32"/>
      <text:p text:style-name="P31">int main(int argc, char *argv[])</text:p>
      <text:p text:style-name="P31">{</text:p>
      <text:p text:style-name="P29"><text:s text:c="3"/><text:span text:style-name="T2">int sock, length, fromlen, n;</text:span></text:p>
      <text:p text:style-name="P29"><text:s text:c="3"/><text:span text:style-name="T2">struct sockaddr_in server;</text:span></text:p>
      <text:p text:style-name="P29"><text:s text:c="3"/><text:span text:style-name="T2">struct sockaddr_in from;</text:span></text:p>
      <text:p text:style-name="P29"><text:s text:c="3"/><text:span text:style-name="T2">char buf[BUFSIZE];</text:span></text:p>
      <text:p text:style-name="P29"><text:s text:c="3"/><text:span text:style-name="T2">char *returnmsg = "I got your message";</text:span></text:p>
      <text:p text:style-name="P29"><text:soft-page-break/><text:s text:c="6"/></text:p>
      <text:p text:style-name="P29"><text:s text:c="3"/><text:span text:style-name="T2">if (argc &lt; 2) {</text:span></text:p>
      <text:p text:style-name="P29"><text:s text:c="5"/><text:span text:style-name="T2">fprintf(stderr,"usage %s port\n",argv[0]);</text:span></text:p>
      <text:p text:style-name="P29"><text:s text:c="5"/><text:span text:style-name="T2">exit(0);</text:span></text:p>
      <text:p text:style-name="P29"><text:s text:c="3"/><text:span text:style-name="T2">}</text:span></text:p>
      <text:p text:style-name="P32"/>
      <text:p text:style-name="P29"><text:s text:c="3"/><text:span text:style-name="T2">signal(SIGALRM, sig_alm); /*****/</text:span></text:p>
      <text:p text:style-name="P29"><text:s text:c="3"/><text:span text:style-name="T2">siginterrupt(SIGALRM,1); <text:s/>/*****/ <text:s/>/* turns off restart */</text:span></text:p>
      <text:p text:style-name="P29"><text:s text:c="3"/><text:span text:style-name="T2">sock=socket(AF_INET, SOCK_DGRAM, 0);</text:span></text:p>
      <text:p text:style-name="P29"><text:s text:c="3"/><text:span text:style-name="T2">if (sock &lt; 0)</text:span></text:p>
      <text:p text:style-name="P29"><text:s text:c="7"/><text:span text:style-name="T2">error("Opening socket");</text:span></text:p>
      <text:p text:style-name="P29"><text:s text:c="3"/><text:span text:style-name="T2">length = sizeof(server);</text:span></text:p>
      <text:p text:style-name="P29"><text:s text:c="3"/><text:span text:style-name="T2">memset(&amp;server,0,length);</text:span></text:p>
      <text:p text:style-name="P29"><text:s text:c="3"/><text:span text:style-name="T2">server.sin_family=AF_INET;</text:span></text:p>
      <text:p text:style-name="P29"><text:s text:c="3"/><text:span text:style-name="T2">server.sin_addr.s_addr=INADDR_ANY;</text:span></text:p>
      <text:p text:style-name="P29"><text:s text:c="3"/><text:span text:style-name="T2">server.sin_port=htons((unsigned short)atoi(argv[1]));</text:span></text:p>
      <text:p text:style-name="P29"><text:s text:c="3"/><text:span text:style-name="T2">if (bind(sock,(struct sockaddr *)&amp;server,length)&lt;0) </text:span></text:p>
      <text:p text:style-name="P29"><text:s text:c="7"/><text:span text:style-name="T2">error("binding"); </text:span></text:p>
      <text:p text:style-name="P29"><text:s text:c="3"/><text:span text:style-name="T2">while (1) {</text:span></text:p>
      <text:p text:style-name="P29"><text:s text:c="7"/><text:span text:style-name="T2">fromlen = sizeof(from);</text:span></text:p>
      <text:p text:style-name="P29"><text:s text:c="7"/><text:span text:style-name="T2">alarm(5); <text:s/>/*****/</text:span></text:p>
      <text:p text:style-name="P29"><text:s text:c="7"/><text:span text:style-name="T2">n = recvfrom(sock,buf,BUFSIZE,0,(struct sockaddr *)&amp;from,&amp;fromlen);</text:span></text:p>
      <text:p text:style-name="P29"><text:s text:c="7"/><text:span text:style-name="T2">if (n &lt; 0) {</text:span></text:p>
      <text:p text:style-name="P29"><text:s text:c="10"/><text:span text:style-name="T2">if (errno == EINTR) { <text:s text:c="2"/>/****/</text:span></text:p>
      <text:p text:style-name="P29"><text:s text:c="14"/><text:span text:style-name="T2">printf("recvfrom timed out; good bye\n");</text:span></text:p>
      <text:p text:style-name="P29"><text:s text:c="14"/><text:span text:style-name="T2">exit(0); <text:s text:c="13"/></text:span></text:p>
      <text:p text:style-name="P29"><text:s text:c="10"/><text:span text:style-name="T2">}</text:span></text:p>
      <text:p text:style-name="P29"><text:s text:c="10"/><text:span text:style-name="T2">else <text:s/>error("recvfrom");</text:span></text:p>
      <text:p text:style-name="P29"><text:s text:c="7"/><text:span text:style-name="T2">}</text:span></text:p>
      <text:p text:style-name="P29"><text:s text:c="7"/><text:span text:style-name="T2">buf[n]='\0';</text:span></text:p>
      <text:p text:style-name="P29"><text:s text:c="7"/><text:span text:style-name="T2">printf("The message from %s is %s\n",</text:span></text:p>
      <text:p text:style-name="P29"><text:s text:c="12"/><text:span text:style-name="T2">inet_ntoa((struct in_addr)from.sin_addr), buf);</text:span></text:p>
      <text:p text:style-name="P29"><text:s text:c="7"/><text:span text:style-name="T2">n = sendto(sock,returnmsg,strlen(returnmsg),0,(struct sockaddr *)&amp;from,fromlen);</text:span></text:p>
      <text:p text:style-name="P29"><text:s text:c="7"/><text:span text:style-name="T2">if (n &lt; 0) error("sendto");</text:span></text:p>
      <text:p text:style-name="P29"><text:s text:c="3"/><text:span text:style-name="T2">}</text:span></text:p>
      <text:p text:style-name="P29"><text:s text:c="3"/><text:span text:style-name="T2">return 0;</text:span></text:p>
      <text:p text:style-name="P29"><text:s/><text:span text:style-name="T2">}</text:span></text:p>
      <text:p text:style-name="P32"/>
      <text:p text:style-name="P31">void error(char *msg)</text:p>
      <text:p text:style-name="P31">{</text:p>
      <text:p text:style-name="P29"><text:s text:c="4"/><text:span text:style-name="T2">perror(msg);</text:span></text:p>
      <text:p text:style-name="P29"><text:s text:c="4"/><text:span text:style-name="T2">exit(0);</text:span></text:p>
      <text:p text:style-name="P36">}</text:p>
      <text:p text:style-name="P25">Socket Options</text:p>
      <text:p text:style-name="P24">There are several functions that can be used to get and set socket options These functions were originally developed for Unix,but available on Windows as well.</text:p>
      <text:p text:style-name="P39">#include &lt;sys/types.h&gt;</text:p>
      <text:p text:style-name="P31">#include &lt;sys/socket.h&gt;</text:p>
      <text:p text:style-name="P32"><text:soft-page-break/></text:p>
      <text:p text:style-name="P31">int getsockopt(int s, int level, int optname, void <text:s/>*optval, </text:p>
      <text:p text:style-name="P29"><text:s text:c="9"/><text:span text:style-name="T2">socklen_t *optlen)</text:span></text:p>
      <text:p text:style-name="P32"/>
      <text:p text:style-name="P31">int setsockopt(int s, int level, int optname, const void *optval,</text:p>
      <text:p text:style-name="P33"><text:s text:c="10"/><text:span text:style-name="T2">socklen_t optlen);</text:span></text:p>
      <text:p text:style-name="P24">The first argument is the socket. The second argument level indicates the protocol stack level that the option applies. The following symbolic names can be used.</text:p>
      <text:p text:style-name="P24">IPPROTO_TCP (for TCP)<text:line-break/>SOL_SOCKET (for general socket stuff, protocol independent) <text:line-break/>IPPROTO_IP (for IPv4) <text:line-break/>IPPROTO_IPV6 (for IPv6)</text:p>
      <text:p text:style-name="P24">The third argument names the option, the fourth gets or sets its value, and the last is the size of the optionval.</text:p>
      <text:p text:style-name="P24">Here are some of the options</text:p>
      <text:p text:style-name="P24"><text:span text:style-name="T18">level IPPROTO_TCP</text:span> </text:p>
      <text:p text:style-name="P40">TCP_MAXSEG</text:p>
      <text:p text:style-name="P42">gets or sets the max segment size</text:p>
      <text:p text:style-name="P41">TCP_NODELAY</text:p>
      <text:p text:style-name="P43">Disables Nagle's Algorithm The Nagle Algorithm reduces the number of small packets on a network. No small packets will be sent until an ack is received. (rlogin and telnet disable this)</text:p>
      <text:p text:style-name="P25">SOL_SOCKET</text:p>
      <text:p text:style-name="P40">SO_BROADCAST</text:p>
      <text:p text:style-name="P42">enables or disables the ability to send broadcast messages (UDP only)</text:p>
      <text:p text:style-name="P41">SO_DONTROUTE</text:p>
      <text:p text:style-name="P42">specifies that packets should bypass the normal routing table - forces a packet to be sent on a particular interface</text:p>
      <text:p text:style-name="P41">SO_ERROR</text:p>
      <text:p text:style-name="P42">returns an error number if an error has occurred (can be fetched but not set)</text:p>
      <text:p text:style-name="P41">SO_KEEPALIVE</text:p>
      <text:p text:style-name="P42">(If no data has been sent for two hours, TCP sends a keepalive probe. If it is ack'ed the connection is kept open, otherwise it is closed. This sets this option.</text:p>
      <text:p text:style-name="P41">SO_LINGER</text:p>
      <text:p text:style-name="P42">By default, the close function returns immediately, however if this option is set, it waits for a while to see if more data shows up.</text:p>
      <text:p text:style-name="P41">SO_RCVBUF and SO_SNDBUF</text:p>
      <text:p text:style-name="P42">returns the size of the send and receive buffers and allows the program to change the size.</text:p>
      <text:p text:style-name="P41">SO_RCVLOWAT and SO_SNDLOWAT</text:p>
      <text:p text:style-name="P42">These allow a program to set and get the receive and send low water marks, the amount of data that has to in the receive buffer for select to return readable. The default is 1. The latter is the amount of space that has to be in the buffer to return writable (default is 2048)</text:p>
      <text:p text:style-name="P41">SO_RCVTIMEO and SO_SENDTIMEO</text:p>
      <text:p text:style-name="P42">allow us to set a time value for reads and writesSO_TYPE</text:p>
      <text:p text:style-name="P43">returns the type, (SOCK_STREAM, SOCK_DGRAM or whatver)</text:p>
      <text:p text:style-name="P25"><text:soft-page-break/>level IPPROTO_IP</text:p>
      <text:p text:style-name="P40">IP_OPTIONS</text:p>
      <text:p text:style-name="P42">allows program to set IP options</text:p>
      <text:p text:style-name="P41">IP_TOS</text:p>
      <text:p text:style-name="P42">lets user set Type of Service</text:p>
      <text:p text:style-name="P41">IP_TTL</text:p>
      <text:p text:style-name="P43">returns default TTL value</text:p>
      <text:p text:style-name="P24">Here is a function that I added to my elementary server program that displays some options. The argument s is an open socket.</text:p>
      <text:p text:style-name="P39">void showdefaultvalues(int s)</text:p>
      <text:p text:style-name="P31">{</text:p>
      <text:p text:style-name="P29"><text:s text:c="2"/><text:span text:style-name="T2">int optval, retval, optlen;</text:span></text:p>
      <text:p text:style-name="P29"><text:s text:c="2"/></text:p>
      <text:p text:style-name="P29"><text:s text:c="2"/><text:span text:style-name="T2">optlen = sizeof(int);</text:span></text:p>
      <text:p text:style-name="P29"><text:s text:c="2"/><text:span text:style-name="T2">retval = getsockopt(s,IPPROTO_TCP,TCP_MAXSEG,&amp;optval,&amp;optlen);</text:span></text:p>
      <text:p text:style-name="P29"><text:s text:c="2"/><text:span text:style-name="T2">if (retval==0) printf("Max Segment Size is %d\n",optval);</text:span></text:p>
      <text:p text:style-name="P29"><text:s text:c="2"/><text:span text:style-name="T2">else perror("Error getting MSS");</text:span></text:p>
      <text:p text:style-name="P29"><text:s text:c="2"/><text:span text:style-name="T2">retval = getsockopt(s,IPPROTO_IP,IP_TTL,&amp;optval,&amp;optlen);</text:span></text:p>
      <text:p text:style-name="P29"><text:s text:c="2"/><text:span text:style-name="T2">if (retval==0) printf("TTL is %d\n",optval);</text:span></text:p>
      <text:p text:style-name="P29"><text:s text:c="3"/><text:span text:style-name="T2">else perror("Error getting TTL");</text:span></text:p>
      <text:p text:style-name="P29"><text:s text:c="2"/><text:span text:style-name="T2">retval = getsockopt(s,SOL_SOCKET,SO_RCVBUF,&amp;optval,&amp;optlen);</text:span></text:p>
      <text:p text:style-name="P29"><text:s text:c="2"/><text:span text:style-name="T2">if (retval==0) printf("Receiver Buffer is %d\n",optval);</text:span></text:p>
      <text:p text:style-name="P29"><text:s text:c="3"/><text:span text:style-name="T2">else perror("Error getting RCVBUF");</text:span></text:p>
      <text:p text:style-name="P29"><text:s text:c="2"/><text:span text:style-name="T2">retval = getsockopt(s,SOL_SOCKET,SO_SNDBUF,&amp;optval,&amp;optlen);</text:span></text:p>
      <text:p text:style-name="P29"><text:s text:c="2"/><text:span text:style-name="T2">if (retval==0) printf("Send Buffer is %d\n",optval);</text:span></text:p>
      <text:p text:style-name="P29"><text:s text:c="3"/><text:span text:style-name="T2">else perror("Error getting SNDBUF");</text:span></text:p>
      <text:p text:style-name="P36">}</text:p>
      <text:p text:style-name="P24">When I called this function with a listening socket, I got this output.</text:p>
      <text:p text:style-name="P39">Max Segment Size is 512</text:p>
      <text:p text:style-name="P31">TTL is 64</text:p>
      <text:p text:style-name="P31">Receiver Buffer is 65536</text:p>
      <text:p text:style-name="P36">Send Buffer is 32768</text:p>
      <text:p text:style-name="P24">When I called the function on a socket which had just been returned from accept but before any calls to read or write, I got this result.</text:p>
      <text:p text:style-name="P39">Max Segment Size is 1448</text:p>
      <text:p text:style-name="P31">TTL is 64</text:p>
      <text:p text:style-name="P31">Receiver Buffer is 66608</text:p>
      <text:p text:style-name="P36">Send Buffer is 33304</text:p>
      <text:p text:style-name="P4"><text:a xlink:type="simple" xlink:href="http://www.cs.rpi.edu/courses/netprog/sockopt.c"><text:span text:style-name="T17">Here is the complete program</text:span></text:a><text:span text:style-name="T14"> </text:span><text:span text:style-name="T9">(Aside: I had to include the header file </text:span><text:span text:style-name="Teletype"><text:span text:style-name="T13">netinet/tcp.h</text:span></text:span><text:span text:style-name="T9">.)</text:span></text:p>
      <text:p text:style-name="P25">IPv6 sockets</text:p>
      <text:p text:style-name="P24">Everything that we have done with sockets so far has dealt only with IPv4. Our FreeBSD machines also support IPv6. Only a few changes are required to use IPv6 sockets.</text:p>
      <text:p text:style-name="P4"><text:span text:style-name="T9">1. The domain of the socket (the first argument to socket) is </text:span><text:span text:style-name="Teletype"><text:span text:style-name="T9">AF_INET6</text:span></text:span></text:p>
      <text:p text:style-name="P24"><text:soft-page-break/>2. The structure of an IPv6 socket is different.</text:p>
      <text:p text:style-name="P39">struct in6_addr {</text:p>
      <text:p text:style-name="P31">uint8_t s6_addr[16]; IPv6 address</text:p>
      <text:p text:style-name="P31">};</text:p>
      <text:p text:style-name="P32"/>
      <text:p text:style-name="P32"/>
      <text:p text:style-name="P31">/*</text:p>
      <text:p text:style-name="P29"><text:s/><text:span text:style-name="T2">* IPv6 address</text:span></text:p>
      <text:p text:style-name="P29"><text:s/><text:span text:style-name="T2">*/</text:span></text:p>
      <text:p text:style-name="P31">struct in6_addr {</text:p>
      <text:p text:style-name="P29"><text:s text:c="8"/><text:span text:style-name="T2">union {</text:span></text:p>
      <text:p text:style-name="P29"><text:s text:c="16"/><text:span text:style-name="T2">u_int8_t <text:s text:c="2"/>__u6_addr8[16];</text:span></text:p>
      <text:p text:style-name="P29"><text:s text:c="16"/><text:span text:style-name="T2">u_int16_t <text:s/>__u6_addr16[8];</text:span></text:p>
      <text:p text:style-name="P29"><text:s text:c="16"/><text:span text:style-name="T2">u_int32_t <text:s/>__u6_addr32[4];</text:span></text:p>
      <text:p text:style-name="P29"><text:s text:c="8"/><text:span text:style-name="T2">} __u6_addr; <text:s text:c="19"/>/* 128-bit IP6 address */</text:span></text:p>
      <text:p text:style-name="P31">};</text:p>
      <text:p text:style-name="P32"/>
      <text:p text:style-name="P31">struct sockaddr_in6 {</text:p>
      <text:p text:style-name="P29"><text:s text:c="8"/><text:span text:style-name="T2">u_int8_t <text:s text:c="7"/>sin6_len; <text:s text:c="6"/>/* length of this struct(sa_family_t)*/</text:span></text:p>
      <text:p text:style-name="P29"><text:s text:c="8"/><text:span text:style-name="T2">u_int8_t <text:s text:c="7"/>sin6_family; <text:s text:c="3"/>/* AF_INET6 (sa_family_t) */</text:span></text:p>
      <text:p text:style-name="P29"><text:s text:c="8"/><text:span text:style-name="T2">u_int16_t <text:s text:c="6"/>sin6_port; <text:s text:c="5"/>/* Transport layer port # (in_port_t)*/</text:span></text:p>
      <text:p text:style-name="P29"><text:s text:c="8"/><text:span text:style-name="T2">u_int32_t <text:s text:c="6"/>sin6_flowinfo; <text:s/>/* IP6 flow information */</text:span></text:p>
      <text:p text:style-name="P29"><text:s text:c="8"/><text:span text:style-name="T2">struct in6_addr sin6_addr; <text:s text:c="5"/>/* IP6 address */</text:span></text:p>
      <text:p text:style-name="P29"><text:s text:c="8"/><text:span text:style-name="T2">u_int32_t <text:s text:c="6"/>sin6_scope_id; <text:s/>/* scope zone index */</text:span></text:p>
      <text:p text:style-name="P36">};</text:p>
      <text:p text:style-name="P4"><text:span text:style-name="T9">Here is a simple server. Lines that are different from our earlier server are marked with </text:span><text:span text:style-name="Teletype"><text:span text:style-name="T9">/***/</text:span></text:span></text:p>
      <text:p text:style-name="P39">/* IPv6server.c - creates an IPv6 TCP server on Unix</text:p>
      <text:p text:style-name="P29"><text:s text:c="3"/><text:span text:style-name="T2">To compile on solaris gcc ... -lnsl -lsocket -lpthread</text:span></text:p>
      <text:p text:style-name="P29"><text:s text:c="3"/><text:span text:style-name="T2">To compile on freebsd gcc ... -pthread</text:span></text:p>
      <text:p text:style-name="P31">*/</text:p>
      <text:p text:style-name="P32"/>
      <text:p text:style-name="P31">#include &lt;sys/types.h&gt;</text:p>
      <text:p text:style-name="P31">#include &lt;sys/socket.h&gt;</text:p>
      <text:p text:style-name="P31">#include &lt;netinet/in.h&gt;</text:p>
      <text:p text:style-name="P31">#include &lt;stdio.h&gt;</text:p>
      <text:p text:style-name="P31">#include &lt;unistd.h&gt; </text:p>
      <text:p text:style-name="P31">#include &lt;stdlib.h&gt;</text:p>
      <text:p text:style-name="P31">#include &lt;arpa/inet.h&gt;</text:p>
      <text:p text:style-name="P31">#include &lt;pthread.h&gt;</text:p>
      <text:p text:style-name="P32"/>
      <text:p text:style-name="P31">#define BUFSIZE 1024</text:p>
      <text:p text:style-name="P32"/>
      <text:p text:style-name="P31">extern int errno;</text:p>
      <text:p text:style-name="P31">void error(char *msg)</text:p>
      <text:p text:style-name="P31">{</text:p>
      <text:p text:style-name="P29"><text:s text:c="4"/><text:span text:style-name="T2">perror(msg);</text:span></text:p>
      <text:p text:style-name="P29"><text:s text:c="4"/><text:span text:style-name="T2">exit(0);</text:span></text:p>
      <text:p text:style-name="P31">}</text:p>
      <text:p text:style-name="P32"><text:soft-page-break/></text:p>
      <text:p text:style-name="P31">int main(int argc, char *argv[])</text:p>
      <text:p text:style-name="P31">{</text:p>
      <text:p text:style-name="P29"><text:s text:c="5"/><text:span text:style-name="T2">int sock, *newsock, len, fromlen, retval;</text:span></text:p>
      <text:p text:style-name="P29"><text:s text:c="5"/><text:span text:style-name="T2">unsigned short port;</text:span></text:p>
      <text:p text:style-name="P29"><text:s text:c="5"/><text:span text:style-name="T2">struct sockaddr_in6 server; /***/</text:span></text:p>
      <text:p text:style-name="P29"><text:s text:c="5"/><text:span text:style-name="T2">struct sockaddr_in6 from; <text:s/>/***/</text:span></text:p>
      <text:p text:style-name="P29"><text:s text:c="5"/><text:span text:style-name="T2">pthread_t tid;</text:span></text:p>
      <text:p text:style-name="P29"><text:s text:c="5"/><text:span text:style-name="T2">void *ConnectionThread(void *); //function prototype</text:span></text:p>
      <text:p text:style-name="P32"/>
      <text:p text:style-name="P29"><text:s text:c="5"/><text:span text:style-name="T2">if (argc &lt; 2) {</text:span></text:p>
      <text:p text:style-name="P29"><text:s text:c="9"/><text:span text:style-name="T2">fprintf(stderr,"usage %s portnumber\n",argv[0]);</text:span></text:p>
      <text:p text:style-name="P29"><text:s text:c="9"/><text:span text:style-name="T2">exit(0);</text:span></text:p>
      <text:p text:style-name="P29"><text:s text:c="5"/><text:span text:style-name="T2">}</text:span></text:p>
      <text:p text:style-name="P29"><text:s text:c="5"/><text:span text:style-name="T2">port = (unsigned short) atoi(argv[1]);</text:span></text:p>
      <text:p text:style-name="P29"><text:s text:c="5"/><text:span text:style-name="T2">sock=socket(AF_INET6, SOCK_STREAM, 0); /***/</text:span></text:p>
      <text:p text:style-name="P29"><text:s text:c="5"/><text:span text:style-name="T2">if (sock &lt; 0) error("Opening socket");</text:span></text:p>
      <text:p text:style-name="P29"><text:s text:c="5"/><text:span text:style-name="T2">server.sin6_family=AF_INET6; <text:s text:c="2"/>/***/</text:span></text:p>
      <text:p text:style-name="P29"><text:s text:c="5"/><text:span text:style-name="T2">server.sin6_addr =in6addr_any; /***/</text:span></text:p>
      <text:p text:style-name="P29"><text:s text:c="5"/><text:span text:style-name="T2">server.sin6_port=htons(port); <text:s/>/***/</text:span></text:p>
      <text:p text:style-name="P29"><text:s text:c="5"/><text:span text:style-name="T2">len=sizeof(server);</text:span></text:p>
      <text:p text:style-name="P29"><text:s text:c="5"/><text:span text:style-name="T2">if (bind(sock, (struct sockaddr *)&amp;server, len) &lt; 0) </text:span></text:p>
      <text:p text:style-name="P29"><text:s text:c="10"/><text:span text:style-name="T2">error("binding socket");</text:span></text:p>
      <text:p text:style-name="P29"><text:s text:c="5"/><text:span text:style-name="T2">fromlen=sizeof(from);</text:span></text:p>
      <text:p text:style-name="P29"><text:s text:c="5"/><text:span text:style-name="T2">if (listen(sock,5) &lt; 0) </text:span></text:p>
      <text:p text:style-name="P29"><text:s text:c="10"/><text:span text:style-name="T2">error("listening");;</text:span></text:p>
      <text:p text:style-name="P29"><text:s text:c="5"/><text:span text:style-name="T2">while (1) {</text:span></text:p>
      <text:p text:style-name="P29"><text:s text:c="9"/><text:span text:style-name="T2">newsock = (int *)malloc(sizeof (int));</text:span></text:p>
      <text:p text:style-name="P29"><text:s text:c="9"/><text:span text:style-name="T2">*newsock=accept(sock, (struct sockaddr *)&amp;from, &amp;fromlen);</text:span></text:p>
      <text:p text:style-name="P29"><text:s text:c="9"/><text:span text:style-name="T2">if (*newsock &lt; 0) error("Accepting");</text:span></text:p>
      <text:p text:style-name="P29"><text:s text:c="9"/><text:span text:style-name="T2">// <text:s text:c="8"/>printf("A connection has been accepted from %s\n",</text:span></text:p>
      <text:p text:style-name="P29"><text:s text:c="9"/><text:span text:style-name="T2">// <text:s text:c="6"/>inet_ntoa((struct in_addr)from.sin_addr));</text:span></text:p>
      <text:p text:style-name="P29"><text:s text:c="9"/><text:span text:style-name="T2">printf("Connection accepted\n");</text:span></text:p>
      <text:p text:style-name="P29"><text:s text:c="9"/><text:span text:style-name="T2">retval = pthread_create(&amp;tid, NULL, ConnectionThread, (void *)newsock);</text:span></text:p>
      <text:p text:style-name="P29"><text:s text:c="9"/><text:span text:style-name="T2">if (retval != 0) <text:s text:c="2"/>{</text:span></text:p>
      <text:p text:style-name="P29"><text:s text:c="12"/><text:span text:style-name="T2">error("Error, could not create thread");</text:span></text:p>
      <text:p text:style-name="P29"><text:s text:c="9"/><text:span text:style-name="T2">}</text:span></text:p>
      <text:p text:style-name="P29"><text:s text:c="5"/><text:span text:style-name="T2">} </text:span></text:p>
      <text:p text:style-name="P29"><text:s text:c="5"/><text:span text:style-name="T2">return 0; // we never get here </text:span></text:p>
      <text:p text:style-name="P31">}</text:p>
      <text:p text:style-name="P32"/>
      <text:p text:style-name="P31">void *ConnectionThread(void *arg)</text:p>
      <text:p text:style-name="P31">{</text:p>
      <text:p text:style-name="P29"><text:s text:c="4"/><text:span text:style-name="T2">int sock, n, len;</text:span></text:p>
      <text:p text:style-name="P29"><text:s text:c="4"/><text:span text:style-name="T2">char buffer[BUFSIZE];</text:span></text:p>
      <text:p text:style-name="P29"><text:s text:c="4"/><text:span text:style-name="T2">char *msg = "Got your message";</text:span></text:p>
      <text:p text:style-name="P29"><text:s text:c="2"/></text:p>
      <text:p text:style-name="P29"><text:s text:c="4"/><text:span text:style-name="T2">sock = *(int *)arg;</text:span></text:p>
      <text:p text:style-name="P29"><text:s text:c="4"/><text:span text:style-name="T2">len <text:s/>= strlen(msg);</text:span></text:p>
      <text:p text:style-name="P29"><text:s text:c="4"/><text:span text:style-name="T2">n = read(sock,buffer,BUFSIZE-1);</text:span></text:p>
      <text:p text:style-name="P29"><text:soft-page-break/><text:s text:c="4"/><text:span text:style-name="T2">while (n &gt; 0) {</text:span></text:p>
      <text:p text:style-name="P29"><text:s text:c="8"/><text:span text:style-name="T2">buffer[n]='\0';</text:span></text:p>
      <text:p text:style-name="P29"><text:s text:c="8"/><text:span text:style-name="T2">printf("Message is %s\n",buffer);</text:span></text:p>
      <text:p text:style-name="P29"><text:s text:c="8"/><text:span text:style-name="T2">n = write(sock,msg,len);</text:span></text:p>
      <text:p text:style-name="P29"><text:s text:c="8"/><text:span text:style-name="T2">if (n &lt; len) error("Error writing");</text:span></text:p>
      <text:p text:style-name="P29"><text:s text:c="8"/><text:span text:style-name="T2">n = read(sock,buffer,BUFSIZE-1);</text:span></text:p>
      <text:p text:style-name="P29"><text:s text:c="8"/><text:span text:style-name="T2">if (n &lt; 0) error("Error reading");</text:span></text:p>
      <text:p text:style-name="P29"><text:s text:c="4"/><text:span text:style-name="T2">}</text:span></text:p>
      <text:p text:style-name="P29"><text:s text:c="4"/><text:span text:style-name="T2">if (close(sock) &lt; 0) error("closing");</text:span></text:p>
      <text:p text:style-name="P29"><text:s text:c="4"/><text:span text:style-name="T2">pthread_exit(NULL);</text:span></text:p>
      <text:p text:style-name="P29"><text:s text:c="4"/><text:span text:style-name="T2">return NULL;</text:span></text:p>
      <text:p text:style-name="P36">}</text:p>
      <text:p text:style-name="P24">The changes in the server were pretty trivial</text:p>
      <text:p text:style-name="P24">Here is the client. In this example, the server has to be on the same machine (localhost). The IPv6 address for localhost is 0:0:0:0:0:0:0:1.</text:p>
      <text:p text:style-name="P39">/* Creates an IPv6 TCP client on Unix */</text:p>
      <text:p text:style-name="P31">/* port number is passed in as an arg, server</text:p>
      <text:p text:style-name="P29"><text:s text:c="3"/><text:span text:style-name="T2">must be on local host */</text:span></text:p>
      <text:p text:style-name="P31">#include &lt;sys/types.h&gt;</text:p>
      <text:p text:style-name="P31">#include &lt;sys/socket.h&gt;</text:p>
      <text:p text:style-name="P31">#include &lt;netinet/in.h&gt;</text:p>
      <text:p text:style-name="P31">#include &lt;netdb.h&gt;</text:p>
      <text:p text:style-name="P31">#include &lt;stdio.h&gt;</text:p>
      <text:p text:style-name="P31">#include &lt;unistd.h&gt;</text:p>
      <text:p text:style-name="P31">#include &lt;stdlib.h&gt; /* for atoi */</text:p>
      <text:p text:style-name="P32"/>
      <text:p text:style-name="P31">char *msg = "Hello from the client";</text:p>
      <text:p text:style-name="P32"/>
      <text:p text:style-name="P31">void error(char *msg)</text:p>
      <text:p text:style-name="P31">{</text:p>
      <text:p text:style-name="P29"><text:s text:c="4"/><text:span text:style-name="T2">perror(msg);</text:span></text:p>
      <text:p text:style-name="P29"><text:s text:c="4"/><text:span text:style-name="T2">exit(0);</text:span></text:p>
      <text:p text:style-name="P31">}</text:p>
      <text:p text:style-name="P32"/>
      <text:p text:style-name="P31">int main(int argc, char *argv[])</text:p>
      <text:p text:style-name="P31">{</text:p>
      <text:p text:style-name="P29"><text:s text:c="3"/><text:span text:style-name="T2">int sock, n;</text:span></text:p>
      <text:p text:style-name="P29"><text:s text:c="3"/><text:span text:style-name="T2">unsigned short port;</text:span></text:p>
      <text:p text:style-name="P29"><text:s text:c="3"/><text:span text:style-name="T2">struct sockaddr_in6 server;</text:span></text:p>
      <text:p text:style-name="P29"><text:s text:c="3"/><text:span text:style-name="T2">char buffer[1200];</text:span></text:p>
      <text:p text:style-name="P29"><text:s text:c="3"/></text:p>
      <text:p text:style-name="P29"><text:s text:c="3"/><text:span text:style-name="T2">if (argc != 2) { </text:span></text:p>
      <text:p text:style-name="P29"><text:s text:c="9"/><text:span text:style-name="T2">printf("Usage: %s port\n", argv[0]);</text:span></text:p>
      <text:p text:style-name="P29"><text:s text:c="9"/><text:span text:style-name="T2">exit(1);</text:span></text:p>
      <text:p text:style-name="P29"><text:s text:c="3"/><text:span text:style-name="T2">}</text:span></text:p>
      <text:p text:style-name="P29"><text:s text:c="3"/><text:span text:style-name="T2">sock= socket(AF_INET6, SOCK_STREAM, 0);</text:span></text:p>
      <text:p text:style-name="P29"><text:s text:c="3"/><text:span text:style-name="T2">if (sock &lt; 0) error("Opening socket");</text:span></text:p>
      <text:p text:style-name="P32"/>
      <text:p text:style-name="P29"><text:s text:c="3"/><text:span text:style-name="T2">memset(&amp;server,0,sizeof(struct sockaddr_in6));</text:span></text:p>
      <text:p text:style-name="P29"><text:s text:c="3"/><text:span text:style-name="T2">server.sin6_family = AF_INET6;</text:span></text:p>
      <text:p text:style-name="P29"><text:soft-page-break/><text:s text:c="3"/><text:span text:style-name="T2">port = (unsigned short)atoi(argv[1]);</text:span></text:p>
      <text:p text:style-name="P29"><text:s text:c="3"/><text:span text:style-name="T2">server.sin6_port = htons(port);</text:span></text:p>
      <text:p text:style-name="P29"><text:s text:c="3"/><text:span text:style-name="T2">if (inet_pton(AF_INET6,"0:0:0:0:0:0:0:1",&amp;server.sin6_addr) &lt;= 0)</text:span></text:p>
      <text:p text:style-name="P29"><text:s text:c="5"/><text:span text:style-name="T2">error("inet_pton");</text:span></text:p>
      <text:p text:style-name="P29"><text:s text:c="3"/><text:span text:style-name="T2">if (connect(sock, (struct sockaddr *)&amp;server, sizeof (server)) &lt; 0)</text:span></text:p>
      <text:p text:style-name="P29"><text:s text:c="13"/><text:span text:style-name="T2">error("Connecting");</text:span></text:p>
      <text:p text:style-name="P29"><text:s text:c="3"/><text:span text:style-name="T2">n = write(sock, msg, strlen(msg));</text:span></text:p>
      <text:p text:style-name="P29"><text:s text:c="3"/><text:span text:style-name="T2">if (n &lt; strlen(msg))</text:span></text:p>
      <text:p text:style-name="P29"><text:s text:c="13"/><text:span text:style-name="T2">error("Writing to socket");</text:span></text:p>
      <text:p text:style-name="P29"><text:s text:c="3"/><text:span text:style-name="T2">n = read(sock, buffer, 1024);</text:span></text:p>
      <text:p text:style-name="P29"><text:s text:c="3"/><text:span text:style-name="T2">if (n &lt; 1) error("reading from socket");</text:span></text:p>
      <text:p text:style-name="P29"><text:s text:c="3"/><text:span text:style-name="T2">buffer[n]='\0';</text:span></text:p>
      <text:p text:style-name="P29"><text:s text:c="3"/><text:span text:style-name="T2">printf("The message from the server is %s\n",buffer);</text:span></text:p>
      <text:p text:style-name="P29"><text:s text:c="3"/><text:span text:style-name="T2">if (close(sock) &lt; 0) error("closing");</text:span></text:p>
      <text:p text:style-name="P29"><text:s text:c="3"/><text:span text:style-name="T2">printf("Client terminating\n");</text:span></text:p>
      <text:p text:style-name="P29"><text:s text:c="3"/><text:span text:style-name="T2">return 0;</text:span></text:p>
      <text:p text:style-name="P36">}</text:p>
      <text:p text:style-name="P4"><text:span text:style-name="T9">The function </text:span><text:span text:style-name="Teletype"><text:span text:style-name="T9">inet_pton</text:span></text:span><text:span text:style-name="T9"> (Internet Presentation to Numeric) converts a dotted decimal IP address to a numeric address.</text:span></text:p>
      <text:p text:style-name="P4"><text:span text:style-name="T10">The </text:span><text:span text:style-name="Teletype"><text:span text:style-name="T10">getaddrinfo()</text:span></text:span><text:span text:style-name="T10"> function</text:span></text:p>
      <text:p text:style-name="P4"><text:span text:style-name="T9">The </text:span><text:span text:style-name="Teletype"><text:span text:style-name="T9">gethostbyname()</text:span></text:span><text:span text:style-name="T9"> function that we have used in earlier clients only works for IPv4 and in fact has been deprecated on some systems. It is to be replaced by </text:span><text:span text:style-name="Teletype"><text:span text:style-name="T9">getaddrinfo()</text:span></text:span><text:span text:style-name="T9">. Here is the function prototype.</text:span></text:p>
      <text:p text:style-name="P38"><text:s text:c="2"/><text:span text:style-name="T2">#include &lt;netdb.h&gt;</text:span></text:p>
      <text:p text:style-name="P32"/>
      <text:p text:style-name="P29"><text:s text:c="2"/><text:span text:style-name="T2">int getaddrinfo(const char hostname, </text:span></text:p>
      <text:p text:style-name="P29"><text:s text:c="18"/><text:span text:style-name="T2">const char service,</text:span></text:p>
      <text:p text:style-name="P29"><text:s text:c="18"/><text:span text:style-name="T2">const struct addrinfo *hints, </text:span></text:p>
      <text:p text:style-name="P29"><text:s text:c="18"/><text:span text:style-name="T2">struct addrinfo **result);</text:span></text:p>
      <text:p text:style-name="P32"/>
      <text:p text:style-name="P29"><text:s text:c="2"/><text:span text:style-name="T2">struct addrinfo {</text:span></text:p>
      <text:p text:style-name="P29"><text:s text:c="5"/><text:span text:style-name="T2">int ai_flags;</text:span></text:p>
      <text:p text:style-name="P29"><text:s text:c="5"/><text:span text:style-name="T2">int ai_family; /* AF_INET, AF_INET6, AI_UNSPEC etc */ <text:s/></text:span></text:p>
      <text:p text:style-name="P29"><text:s text:c="5"/><text:span text:style-name="T2">int ai_socktype; /* SOCK_STREAM, SOCK_DGRAM, etc /*</text:span></text:p>
      <text:p text:style-name="P29"><text:s text:c="5"/><text:span text:style-name="T2">int ai_protocol; <text:s/>/* 0 or IPPROTO_xxx */</text:span></text:p>
      <text:p text:style-name="P29"><text:s text:c="5"/><text:span text:style-name="T2">socklen_t ai_addrlen;</text:span></text:p>
      <text:p text:style-name="P29"><text:s text:c="5"/><text:span text:style-name="T2">char *ai_canonname; <text:s/>/* canonical name of server */</text:span></text:p>
      <text:p text:style-name="P29"><text:s text:c="5"/><text:span text:style-name="T2">struct sockaddr *ai_addr;</text:span></text:p>
      <text:p text:style-name="P29"><text:s text:c="5"/><text:span text:style-name="T2">struct addrinfo *ai_next; /* ptr to next struct </text:span></text:p>
      <text:p text:style-name="P29"><text:s text:c="34"/><text:span text:style-name="T2">in linked list */</text:span></text:p>
      <text:p text:style-name="P33"><text:s text:c="2"/><text:span text:style-name="T2">};</text:span></text:p>
      <text:p text:style-name="P4"><text:span text:style-name="T9">This function takes a hostname as its first argument. This can either be a string </text:span><text:span text:style-name="Emphasis"><text:span text:style-name="T9">ashley.cs.rpi.edu</text:span></text:span><text:span text:style-name="T9"> or a dotted decimal IP address, either IPv4 or IPv6.</text:span></text:p>
      <text:p text:style-name="P24">The second argument can be a service name or a port.</text:p>
      <text:p text:style-name="P24"><text:soft-page-break/>The third argument, hints, suggests what type of address you are looking for (IPv4 vs IPv6 for example). This will be explained below.</text:p>
      <text:p text:style-name="P24">The last argument is a call by result argument; the data that you are looking for is put into this. This is an array of structures (struct addressinfo). The last two fields of this struct constitute a linked list of IP addresses. It is possible for one hostname to have many IP addresses, and this function allows you to potentially get all of them. As a simple example, ashley has both an IPv4 address and an IPv6 address.</text:p>
      <text:p text:style-name="P24">This function also supports service to port translation. You can enter the name of a service (ssh for example) and it will provide the port.</text:p>
      <text:p text:style-name="P4"><text:span text:style-name="T9">The argument </text:span><text:span text:style-name="Teletype"><text:span text:style-name="T9">hints</text:span></text:span><text:span text:style-name="T9"> can be NULL, in which case, all known addresses are returned. For example, if a host has two IP addresses, a total of four addresses will be returned.</text:span></text:p>
      <text:list xml:id="list3651988676530618461" text:style-name="L8">
        <text:list-item>
          <text:p text:style-name="P20">One for the first IP address and socket type of SOCK_STREAM</text:p>
        </text:list-item>
        <text:list-item>
          <text:p text:style-name="P20">One for the first IP address and socket type of SOCK_DGRAM</text:p>
        </text:list-item>
        <text:list-item>
          <text:p text:style-name="P20">One for the second IP address and socket type of SOCK_STREAM</text:p>
        </text:list-item>
        <text:list-item>
          <text:p text:style-name="P12">One for the second IP address and socket type of SOCK_DGRAM</text:p>
        </text:list-item>
      </text:list>
      <text:p text:style-name="P4"><text:span text:style-name="T9">The following code is from the </text:span><text:a xlink:type="simple" xlink:href="http://www.gsp.com/cgi-bin/man.cgi?section=3&amp;topic=getaddrinfo"><text:span text:style-name="T19">FreeBSD man page for getaddrinfo</text:span></text:a><text:span text:style-name="T9">. It tries to connect to "www.kame.net" service "http". via stream socket. It loops through all the addresses available, regardless of the address family. If the destination resolves to an IPv4 address, it will use an AF_INET socket. Similarly, if it resolves to IPv6, an AF_INET6 socket is used. Observe that there is no hardcoded reference to particular address family. The code works even if getaddrinfo returns addresses that are not IPv4/v6.</text:span></text:p>
      <text:p text:style-name="P38"><text:s text:c="5"/><text:span text:style-name="T2">1 <text:s/>struct addrinfo hints, *res, *res0; </text:span></text:p>
      <text:p text:style-name="P29"><text:s text:c="5"/><text:span text:style-name="T2">2 <text:s/>nt error; </text:span></text:p>
      <text:p text:style-name="P29"><text:s text:c="5"/><text:span text:style-name="T2">3 <text:s/>int s; </text:span></text:p>
      <text:p text:style-name="P29"><text:s text:c="5"/><text:span text:style-name="T2">4 <text:s/>const char *cause = NULL;</text:span></text:p>
      <text:p text:style-name="P29"><text:s text:c="5"/><text:span text:style-name="T2">5 <text:s/></text:span></text:p>
      <text:p text:style-name="P29"><text:s text:c="5"/><text:span text:style-name="T2">6 <text:s/>memset(&amp;hints, 0, sizeof(hints));</text:span></text:p>
      <text:p text:style-name="P29"><text:s text:c="5"/><text:span text:style-name="T2">7 <text:s/>hints.ai_family = PF_UNSPEC;</text:span></text:p>
      <text:p text:style-name="P29"><text:s text:c="5"/><text:span text:style-name="T2">8 <text:s/>hints.ai_socktype = SOCK_STREAM;</text:span></text:p>
      <text:p text:style-name="P29"><text:s text:c="5"/><text:span text:style-name="T2">9 <text:s/>error = getaddrinfo("www.kame.net", "http", &amp;hints, &amp;res0);</text:span></text:p>
      <text:p text:style-name="P29"><text:s text:c="4"/><text:span text:style-name="T2">10 <text:s/>if (error) {</text:span></text:p>
      <text:p text:style-name="P29"><text:s text:c="4"/><text:span text:style-name="T2">11 <text:s text:c="9"/>errx(1, "%s", gai_strerror(error));</text:span></text:p>
      <text:p text:style-name="P29"><text:s text:c="4"/><text:span text:style-name="T2">12 <text:s text:c="9"/>/*NOTREACHED*/</text:span></text:p>
      <text:p text:style-name="P29"><text:s text:c="4"/><text:span text:style-name="T2">13 <text:s/>}</text:span></text:p>
      <text:p text:style-name="P29"><text:s text:c="4"/><text:span text:style-name="T2">14 <text:s/>s = -1;</text:span></text:p>
      <text:p text:style-name="P29"><text:s text:c="4"/><text:span text:style-name="T2">15 <text:s/>cause = "no addresses";</text:span></text:p>
      <text:p text:style-name="P29"><text:s text:c="4"/><text:span text:style-name="T2">16 <text:s/>errno = EADDRNOTAVAIL;</text:span></text:p>
      <text:p text:style-name="P29"><text:s text:c="4"/><text:span text:style-name="T2">17 <text:s/>for (res = res0; res; res = res-&gt;ai_next) {</text:span></text:p>
      <text:p text:style-name="P29"><text:s text:c="4"/><text:span text:style-name="T2">18 <text:s text:c="9"/>s = socket(res-&gt;ai_family, res-&gt;ai_socktype,</text:span></text:p>
      <text:p text:style-name="P29"><text:s text:c="4"/><text:span text:style-name="T2">19 <text:s text:c="13"/>res-&gt;ai_protocol);</text:span></text:p>
      <text:p text:style-name="P29"><text:s text:c="4"/><text:span text:style-name="T2">20 <text:s text:c="9"/>if (s &lt; 0) {</text:span></text:p>
      <text:p text:style-name="P29"><text:s text:c="4"/><text:span text:style-name="T2">21 <text:s text:c="17"/>cause = "socket";</text:span></text:p>
      <text:p text:style-name="P29"><text:s text:c="4"/><text:span text:style-name="T2">22 <text:s text:c="17"/>continue;</text:span></text:p>
      <text:p text:style-name="P29"><text:s text:c="4"/><text:span text:style-name="T2">23 <text:s text:c="9"/>}</text:span></text:p>
      <text:p text:style-name="P29"><text:soft-page-break/><text:s text:c="4"/><text:span text:style-name="T2">24 <text:s/></text:span></text:p>
      <text:p text:style-name="P29"><text:s text:c="4"/><text:span text:style-name="T2">25 <text:s/></text:span></text:p>
      <text:p text:style-name="P29"><text:s text:c="4"/><text:span text:style-name="T2">26 <text:s text:c="9"/>if (connect(s, res-&gt;ai_addr, res-&gt;ai_addrlen) &lt; 0) {</text:span></text:p>
      <text:p text:style-name="P29"><text:s text:c="4"/><text:span text:style-name="T2">27 <text:s text:c="17"/>cause = "connect";</text:span></text:p>
      <text:p text:style-name="P29"><text:s text:c="4"/><text:span text:style-name="T2">28 <text:s text:c="17"/>close(s);</text:span></text:p>
      <text:p text:style-name="P29"><text:s text:c="4"/><text:span text:style-name="T2">29 <text:s text:c="17"/>s = -1;</text:span></text:p>
      <text:p text:style-name="P29"><text:s text:c="4"/><text:span text:style-name="T2">30 <text:s text:c="17"/>continue;</text:span></text:p>
      <text:p text:style-name="P29"><text:s text:c="4"/><text:span text:style-name="T2">31 <text:s text:c="9"/>}</text:span></text:p>
      <text:p text:style-name="P29"><text:s text:c="4"/><text:span text:style-name="T2">32 <text:s/></text:span></text:p>
      <text:p text:style-name="P29"><text:s text:c="4"/><text:span text:style-name="T2">33 <text:s/></text:span></text:p>
      <text:p text:style-name="P29"><text:s text:c="4"/><text:span text:style-name="T2">34 <text:s text:c="9"/>break; <text:s/>/* okay we got one */</text:span></text:p>
      <text:p text:style-name="P29"><text:s text:c="4"/><text:span text:style-name="T2">35 <text:s/>}</text:span></text:p>
      <text:p text:style-name="P29"><text:s text:c="4"/><text:span text:style-name="T2">36 <text:s/>if (s &lt; 0) {</text:span></text:p>
      <text:p text:style-name="P29"><text:s text:c="4"/><text:span text:style-name="T2">37 <text:s text:c="9"/>err(1, cause);</text:span></text:p>
      <text:p text:style-name="P29"><text:s text:c="4"/><text:span text:style-name="T2">38 <text:s text:c="9"/>/*NOTREACHED*/</text:span></text:p>
      <text:p text:style-name="P29"><text:s text:c="4"/><text:span text:style-name="T2">39 <text:s/>}</text:span></text:p>
      <text:p text:style-name="P33"><text:s text:c="4"/><text:span text:style-name="T2">40 <text:s/>freeaddrinfo(res0);</text:span></text:p>
      <text:p text:style-name="P24">The first thing that it does is fill in the values of hints. (lines 7 and 8). ai_family is set to PF_UNSPEC, saying that we are looking for any kind of address. If we only wanted IPv4 addresses, we would have set this to PF_INET, and if we only wanted IPv6 addresses, we would have used PF_INET6. The socket type is set to SOCK_STREAM, saying that we want a TCP socket, not a Datagram socket.</text:p>
      <text:p text:style-name="P24">We make the actual call to getaddrinfo on line 9 and do the usual error checking. The function gaistrerror prints error messages associated with the getaddrinfo function.</text:p>
      <text:p text:style-name="P24">The function then iterates through a loop, calling connect on each entry in the linked list. If connect fails, we continue If connect is successful, we break out of the loop because we have successfully established a connection on socket s.</text:p>
      <text:p text:style-name="P4"><text:span text:style-name="T9">The function </text:span><text:span text:style-name="Teletype"><text:span text:style-name="T9">freeaddrinfo()</text:span></text:span><text:span text:style-name="T9"> at line 40 frees up the memory of the linked list.</text:span></text:p>
      <text:p text:style-name="P4"><text:a xlink:type="simple" xlink:href="http://www.gsp.com/cgi-bin/man.cgi?section=3&amp;topic=getaddrinfo"><text:span text:style-name="T19">Here is a link to the freeBSD man page for getaddrinfo</text:span></text:a><text:span text:style-name="T9"> and </text:span><text:a xlink:type="simple" xlink:href="http://msdn.microsoft.com/library/default.asp?url=/library/en-us/winsock/winsock/getaddrinfo_2.asp"><text:span text:style-name="T19">Here is the Winsock help page for getaddrinfo</text:span></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6:23:11.220493203</meta:creation-date>
    <dc:date>2016-01-13T17:39:59.415099040</dc:date>
    <meta:editing-duration>PT21M59S</meta:editing-duration>
    <meta:editing-cycles>4</meta:editing-cycles>
    <meta:generator>LibreOffice/4.2.8.2$Linux_X86_64 LibreOffice_project/420m0$Build-2</meta:generator>
    <meta:document-statistic meta:table-count="0" meta:image-count="0" meta:object-count="0" meta:page-count="32" meta:paragraph-count="1115" meta:word-count="8841" meta:character-count="58606" meta:non-whitespace-character-count="46398"/>
  </office:meta>
</office:document-meta>
</file>